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21344" calcext:value-type="float">
            <text:p>97.6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18296" calcext:value-type="float">
            <text:p>97.6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2744" calcext:value-type="float">
            <text:p>97.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09152" calcext:value-type="float">
            <text:p>97.6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90864" calcext:value-type="float">
            <text:p>97.5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84768" calcext:value-type="float">
            <text:p>97.5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84768" calcext:value-type="float">
            <text:p>97.5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93912" calcext:value-type="float">
            <text:p>97.5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84768" calcext:value-type="float">
            <text:p>97.5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84768" calcext:value-type="float">
            <text:p>97.5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87816" calcext:value-type="float">
            <text:p>97.5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78672" calcext:value-type="float">
            <text:p>97.5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72576" calcext:value-type="float">
            <text:p>97.5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72576" calcext:value-type="float">
            <text:p>97.5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75624" calcext:value-type="float">
            <text:p>97.5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84768" calcext:value-type="float">
            <text:p>97.5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90864" calcext:value-type="float">
            <text:p>97.5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93912" calcext:value-type="float">
            <text:p>97.5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93912" calcext:value-type="float">
            <text:p>97.5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93912" calcext:value-type="float">
            <text:p>97.5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72576" calcext:value-type="float">
            <text:p>97.5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45144" calcext:value-type="float">
            <text:p>97.5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42096" calcext:value-type="float">
            <text:p>97.5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45144" calcext:value-type="float">
            <text:p>97.5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57336" calcext:value-type="float">
            <text:p>97.5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63432" calcext:value-type="float">
            <text:p>97.5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63432" calcext:value-type="float">
            <text:p>97.5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54288" calcext:value-type="float">
            <text:p>97.5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39048" calcext:value-type="float">
            <text:p>97.5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32952" calcext:value-type="float">
            <text:p>97.5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32952" calcext:value-type="float">
            <text:p>97.5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29904" calcext:value-type="float">
            <text:p>97.5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11616" calcext:value-type="float">
            <text:p>97.5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02472" calcext:value-type="float">
            <text:p>97.5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0552" calcext:value-type="float">
            <text:p>97.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14664" calcext:value-type="float">
            <text:p>97.5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2076" calcext:value-type="float">
            <text:p>97.5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32952" calcext:value-type="float">
            <text:p>97.5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32952" calcext:value-type="float">
            <text:p>97.5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29904" calcext:value-type="float">
            <text:p>97.5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23808" calcext:value-type="float">
            <text:p>97.5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23808" calcext:value-type="float">
            <text:p>97.5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29904" calcext:value-type="float">
            <text:p>97.5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29904" calcext:value-type="float">
            <text:p>97.5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5124" calcext:value-type="float">
            <text:p>97.5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23808" calcext:value-type="float">
            <text:p>97.5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81136" calcext:value-type="float">
            <text:p>97.4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598" calcext:value-type="float">
            <text:p>97.4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78088" calcext:value-type="float">
            <text:p>97.4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26856" calcext:value-type="float">
            <text:p>97.5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68944" calcext:value-type="float">
            <text:p>97.4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2932" calcext:value-type="float">
            <text:p>97.4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04936" calcext:value-type="float">
            <text:p>97.4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9884" calcext:value-type="float">
            <text:p>97.3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32368" calcext:value-type="float">
            <text:p>97.4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65896" calcext:value-type="float">
            <text:p>97.4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68944" calcext:value-type="float">
            <text:p>97.4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47608" calcext:value-type="float">
            <text:p>97.4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20176" calcext:value-type="float">
            <text:p>97.4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17128" calcext:value-type="float">
            <text:p>97.4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35416" calcext:value-type="float">
            <text:p>97.4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1408" calcext:value-type="float">
            <text:p>97.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07984" calcext:value-type="float">
            <text:p>97.4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86648" calcext:value-type="float">
            <text:p>97.3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23224" calcext:value-type="float">
            <text:p>97.4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20176" calcext:value-type="float">
            <text:p>97.4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86648" calcext:value-type="float">
            <text:p>97.3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86648" calcext:value-type="float">
            <text:p>97.3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26272" calcext:value-type="float">
            <text:p>97.4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38464" calcext:value-type="float">
            <text:p>97.4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17128" calcext:value-type="float">
            <text:p>97.4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80552" calcext:value-type="float">
            <text:p>97.3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74456" calcext:value-type="float">
            <text:p>97.3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80552" calcext:value-type="float">
            <text:p>97.3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5312" calcext:value-type="float">
            <text:p>97.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31784" calcext:value-type="float">
            <text:p>97.3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59216" calcext:value-type="float">
            <text:p>97.3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836" calcext:value-type="float">
            <text:p>97.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5312" calcext:value-type="float">
            <text:p>97.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3788" calcext:value-type="float">
            <text:p>97.3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16544" calcext:value-type="float">
            <text:p>97.3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19592" calcext:value-type="float">
            <text:p>97.3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31784" calcext:value-type="float">
            <text:p>97.3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04352" calcext:value-type="float">
            <text:p>97.3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89112" calcext:value-type="float">
            <text:p>97.2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95208" calcext:value-type="float">
            <text:p>97.2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40928" calcext:value-type="float">
            <text:p>97.3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50072" calcext:value-type="float">
            <text:p>97.3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16544" calcext:value-type="float">
            <text:p>97.3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89112" calcext:value-type="float">
            <text:p>97.2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9216" calcext:value-type="float">
            <text:p>97.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89112" calcext:value-type="float">
            <text:p>97.2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16544" calcext:value-type="float">
            <text:p>97.3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2264" calcext:value-type="float">
            <text:p>97.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98256" calcext:value-type="float">
            <text:p>97.2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55584" calcext:value-type="float">
            <text:p>97.2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43392" calcext:value-type="float">
            <text:p>97.2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64728" calcext:value-type="float">
            <text:p>97.26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6168" calcext:value-type="float">
            <text:p>97.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55584" calcext:value-type="float">
            <text:p>97.2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64728" calcext:value-type="float">
            <text:p>97.26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7692" calcext:value-type="float">
            <text:p>97.2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58632" calcext:value-type="float">
            <text:p>97.2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52536" calcext:value-type="float">
            <text:p>97.2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43392" calcext:value-type="float">
            <text:p>97.2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34248" calcext:value-type="float">
            <text:p>97.2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1596" calcext:value-type="float">
            <text:p>97.2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0072" calcext:value-type="float">
            <text:p>97.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34248" calcext:value-type="float">
            <text:p>97.2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1596" calcext:value-type="float">
            <text:p>97.2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19008" calcext:value-type="float">
            <text:p>97.2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06816" calcext:value-type="float">
            <text:p>97.2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03768" calcext:value-type="float">
            <text:p>97.2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19008" calcext:value-type="float">
            <text:p>97.2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12912" calcext:value-type="float">
            <text:p>97.2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58048" calcext:value-type="float">
            <text:p>97.1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48904" calcext:value-type="float">
            <text:p>97.1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61096" calcext:value-type="float">
            <text:p>97.1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76336" calcext:value-type="float">
            <text:p>97.1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82432" calcext:value-type="float">
            <text:p>97.1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48904" calcext:value-type="float">
            <text:p>97.1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48904" calcext:value-type="float">
            <text:p>97.1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67192" calcext:value-type="float">
            <text:p>97.1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55" calcext:value-type="float">
            <text:p>97.1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12328" calcext:value-type="float">
            <text:p>97.1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90992" calcext:value-type="float">
            <text:p>97.0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00136" calcext:value-type="float">
            <text:p>97.1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33664" calcext:value-type="float">
            <text:p>97.1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45856" calcext:value-type="float">
            <text:p>97.1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12328" calcext:value-type="float">
            <text:p>97.1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18424" calcext:value-type="float">
            <text:p>97.1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27568" calcext:value-type="float">
            <text:p>97.1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06232" calcext:value-type="float">
            <text:p>97.1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00136" calcext:value-type="float">
            <text:p>97.1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788" calcext:value-type="float">
            <text:p>97.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87944" calcext:value-type="float">
            <text:p>97.0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97088" calcext:value-type="float">
            <text:p>97.0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06232" calcext:value-type="float">
            <text:p>97.1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788" calcext:value-type="float">
            <text:p>97.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84896" calcext:value-type="float">
            <text:p>97.0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84896" calcext:value-type="float">
            <text:p>97.0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97088" calcext:value-type="float">
            <text:p>97.0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00136" calcext:value-type="float">
            <text:p>97.1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9404" calcext:value-type="float">
            <text:p>97.0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72704" calcext:value-type="float">
            <text:p>97.0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69656" calcext:value-type="float">
            <text:p>97.0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788" calcext:value-type="float">
            <text:p>97.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0928" calcext:value-type="float">
            <text:p>97.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36712" calcext:value-type="float">
            <text:p>97.1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30616" calcext:value-type="float">
            <text:p>97.1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18424" calcext:value-type="float">
            <text:p>97.1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12328" calcext:value-type="float">
            <text:p>97.1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84896" calcext:value-type="float">
            <text:p>97.0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0928" calcext:value-type="float">
            <text:p>97.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0928" calcext:value-type="float">
            <text:p>97.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9404" calcext:value-type="float">
            <text:p>97.0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84896" calcext:value-type="float">
            <text:p>97.0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87944" calcext:value-type="float">
            <text:p>97.0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54416" calcext:value-type="float">
            <text:p>97.0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39176" calcext:value-type="float">
            <text:p>97.0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4832" calcext:value-type="float">
            <text:p>97.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6356" calcext:value-type="float">
            <text:p>97.0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69656" calcext:value-type="float">
            <text:p>97.0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45272" calcext:value-type="float">
            <text:p>97.0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36128" calcext:value-type="float">
            <text:p>97.0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6356" calcext:value-type="float">
            <text:p>97.0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72704" calcext:value-type="float">
            <text:p>97.0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57464" calcext:value-type="float">
            <text:p>97.0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20888" calcext:value-type="float">
            <text:p>97.0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30032" calcext:value-type="float">
            <text:p>97.0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57464" calcext:value-type="float">
            <text:p>97.0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60512" calcext:value-type="float">
            <text:p>97.0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30032" calcext:value-type="float">
            <text:p>97.0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93456" calcext:value-type="float">
            <text:p>96.9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26984" calcext:value-type="float">
            <text:p>97.0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54416" calcext:value-type="float">
            <text:p>97.0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42224" calcext:value-type="float">
            <text:p>97.0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30032" calcext:value-type="float">
            <text:p>97.0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23936" calcext:value-type="float">
            <text:p>97.0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3308" calcext:value-type="float">
            <text:p>97.0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4832" calcext:value-type="float">
            <text:p>97.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36128" calcext:value-type="float">
            <text:p>97.0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45272" calcext:value-type="float">
            <text:p>97.0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8736" calcext:value-type="float">
            <text:p>96.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90408" calcext:value-type="float">
            <text:p>96.9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96504" calcext:value-type="float">
            <text:p>96.9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7212" calcext:value-type="float">
            <text:p>96.9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84312" calcext:value-type="float">
            <text:p>96.9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96504" calcext:value-type="float">
            <text:p>96.9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08696" calcext:value-type="float">
            <text:p>97.0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11744" calcext:value-type="float">
            <text:p>97.0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5688" calcext:value-type="float">
            <text:p>96.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78216" calcext:value-type="float">
            <text:p>96.9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59928" calcext:value-type="float">
            <text:p>96.9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81264" calcext:value-type="float">
            <text:p>96.9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42224" calcext:value-type="float">
            <text:p>97.0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11744" calcext:value-type="float">
            <text:p>97.0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75168" calcext:value-type="float">
            <text:p>96.9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90408" calcext:value-type="float">
            <text:p>96.9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11744" calcext:value-type="float">
            <text:p>97.0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45272" calcext:value-type="float">
            <text:p>97.0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26984" calcext:value-type="float">
            <text:p>97.0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62976" calcext:value-type="float">
            <text:p>96.9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264" calcext:value-type="float">
            <text:p>96.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08112" calcext:value-type="float">
            <text:p>96.9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05064" calcext:value-type="float">
            <text:p>96.9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92872" calcext:value-type="float">
            <text:p>96.8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1116" calcext:value-type="float">
            <text:p>96.9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5688" calcext:value-type="float">
            <text:p>96.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50784" calcext:value-type="float">
            <text:p>96.9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23352" calcext:value-type="float">
            <text:p>96.9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92872" calcext:value-type="float">
            <text:p>96.8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14208" calcext:value-type="float">
            <text:p>96.9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47736" calcext:value-type="float">
            <text:p>96.9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66024" calcext:value-type="float">
            <text:p>96.9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23352" calcext:value-type="float">
            <text:p>96.9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32496" calcext:value-type="float">
            <text:p>96.9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02016" calcext:value-type="float">
            <text:p>96.9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98968" calcext:value-type="float">
            <text:p>96.8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9824" calcext:value-type="float">
            <text:p>96.8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08112" calcext:value-type="float">
            <text:p>96.9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9592" calcext:value-type="float">
            <text:p>96.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92872" calcext:value-type="float">
            <text:p>96.8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56296" calcext:value-type="float">
            <text:p>96.8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77632" calcext:value-type="float">
            <text:p>96.8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74584" calcext:value-type="float">
            <text:p>96.8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02016" calcext:value-type="float">
            <text:p>96.9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02016" calcext:value-type="float">
            <text:p>96.9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3496" calcext:value-type="float">
            <text:p>96.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77048" calcext:value-type="float">
            <text:p>96.7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31912" calcext:value-type="float">
            <text:p>96.8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77632" calcext:value-type="float">
            <text:p>96.8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10576" calcext:value-type="float">
            <text:p>96.8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64856" calcext:value-type="float">
            <text:p>96.7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86192" calcext:value-type="float">
            <text:p>96.7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07528" calcext:value-type="float">
            <text:p>96.8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86192" calcext:value-type="float">
            <text:p>96.7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67904" calcext:value-type="float">
            <text:p>96.7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52664" calcext:value-type="float">
            <text:p>96.7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64856" calcext:value-type="float">
            <text:p>96.7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3496" calcext:value-type="float">
            <text:p>96.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47152" calcext:value-type="float">
            <text:p>96.8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3728" calcext:value-type="float">
            <text:p>96.8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31912" calcext:value-type="float">
            <text:p>96.8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8924" calcext:value-type="float">
            <text:p>96.7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41056" calcext:value-type="float">
            <text:p>96.8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53248" calcext:value-type="float">
            <text:p>96.8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07528" calcext:value-type="float">
            <text:p>96.8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67904" calcext:value-type="float">
            <text:p>96.7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19136" calcext:value-type="float">
            <text:p>96.71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4352" calcext:value-type="float">
            <text:p>96.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46568" calcext:value-type="float">
            <text:p>96.74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98384" calcext:value-type="float">
            <text:p>96.7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67904" calcext:value-type="float">
            <text:p>96.7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34376" calcext:value-type="float">
            <text:p>96.7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3684" calcext:value-type="float">
            <text:p>96.6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55128" calcext:value-type="float">
            <text:p>96.6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34376" calcext:value-type="float">
            <text:p>96.7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55128" calcext:value-type="float">
            <text:p>96.6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61224" calcext:value-type="float">
            <text:p>96.6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80096" calcext:value-type="float">
            <text:p>96.78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41056" calcext:value-type="float">
            <text:p>96.8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61808" calcext:value-type="float">
            <text:p>96.76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80096" calcext:value-type="float">
            <text:p>96.78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37424" calcext:value-type="float">
            <text:p>96.7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58176" calcext:value-type="float">
            <text:p>96.6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49032" calcext:value-type="float">
            <text:p>96.6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73416" calcext:value-type="float">
            <text:p>96.6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49616" calcext:value-type="float">
            <text:p>96.7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76464" calcext:value-type="float">
            <text:p>96.6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49032" calcext:value-type="float">
            <text:p>96.6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46568" calcext:value-type="float">
            <text:p>96.74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52664" calcext:value-type="float">
            <text:p>96.7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22184" calcext:value-type="float">
            <text:p>96.72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06944" calcext:value-type="float">
            <text:p>96.7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61224" calcext:value-type="float">
            <text:p>96.6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27696" calcext:value-type="float">
            <text:p>96.62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25232" calcext:value-type="float">
            <text:p>96.7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22184" calcext:value-type="float">
            <text:p>96.72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00848" calcext:value-type="float">
            <text:p>96.7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6732" calcext:value-type="float">
            <text:p>96.6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94168" calcext:value-type="float">
            <text:p>96.59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54544" calcext:value-type="float">
            <text:p>96.5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24064" calcext:value-type="float">
            <text:p>96.5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3016" calcext:value-type="float">
            <text:p>96.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97216" calcext:value-type="float">
            <text:p>96.5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88072" calcext:value-type="float">
            <text:p>96.5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6064" calcext:value-type="float">
            <text:p>96.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73416" calcext:value-type="float">
            <text:p>96.6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2-14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18552" calcext:value-type="float">
            <text:p>96.6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50328" calcext:value-type="float">
            <text:p>96.3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8444" calcext:value-type="float">
            <text:p>96.4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08824" calcext:value-type="float">
            <text:p>96.5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14336" calcext:value-type="float">
            <text:p>96.4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11288" calcext:value-type="float">
            <text:p>96.4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75296" calcext:value-type="float">
            <text:p>96.4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63104" calcext:value-type="float">
            <text:p>96.4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72248" calcext:value-type="float">
            <text:p>96.4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5396" calcext:value-type="float">
            <text:p>96.4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32624" calcext:value-type="float">
            <text:p>96.4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75296" calcext:value-type="float">
            <text:p>96.4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5396" calcext:value-type="float">
            <text:p>96.4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02144" calcext:value-type="float">
            <text:p>96.4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17384" calcext:value-type="float">
            <text:p>96.4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93584" calcext:value-type="float">
            <text:p>96.4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66152" calcext:value-type="float">
            <text:p>96.4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3872" calcext:value-type="float">
            <text:p>96.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86904" calcext:value-type="float">
            <text:p>96.3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89952" calcext:value-type="float">
            <text:p>96.3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14336" calcext:value-type="float">
            <text:p>96.4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168" calcext:value-type="float">
            <text:p>96.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13752" calcext:value-type="float">
            <text:p>96.3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04608" calcext:value-type="float">
            <text:p>96.3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31456" calcext:value-type="float">
            <text:p>96.2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74128" calcext:value-type="float">
            <text:p>96.2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49744" calcext:value-type="float">
            <text:p>96.2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50328" calcext:value-type="float">
            <text:p>96.3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89952" calcext:value-type="float">
            <text:p>96.3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92416" calcext:value-type="float">
            <text:p>96.2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77176" calcext:value-type="float">
            <text:p>96.2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7108" calcext:value-type="float">
            <text:p>96.2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58888" calcext:value-type="float">
            <text:p>96.2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19848" calcext:value-type="float">
            <text:p>96.3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50328" calcext:value-type="float">
            <text:p>96.3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38136" calcext:value-type="float">
            <text:p>96.3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13752" calcext:value-type="float">
            <text:p>96.3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97928" calcext:value-type="float">
            <text:p>96.1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28408" calcext:value-type="float">
            <text:p>96.2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07072" calcext:value-type="float">
            <text:p>96.2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52792" calcext:value-type="float">
            <text:p>96.2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8632" calcext:value-type="float">
            <text:p>96.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04024" calcext:value-type="float">
            <text:p>96.2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37552" calcext:value-type="float">
            <text:p>96.2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85736" calcext:value-type="float">
            <text:p>96.1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37552" calcext:value-type="float">
            <text:p>96.2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35088" calcext:value-type="float">
            <text:p>96.3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74128" calcext:value-type="float">
            <text:p>96.2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10704" calcext:value-type="float">
            <text:p>96.3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3204" calcext:value-type="float">
            <text:p>96.3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13752" calcext:value-type="float">
            <text:p>96.3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74128" calcext:value-type="float">
            <text:p>96.2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64984" calcext:value-type="float">
            <text:p>96.2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46696" calcext:value-type="float">
            <text:p>96.2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07072" calcext:value-type="float">
            <text:p>96.2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73544" calcext:value-type="float">
            <text:p>96.1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46112" calcext:value-type="float">
            <text:p>96.1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40016" calcext:value-type="float">
            <text:p>96.1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27824" calcext:value-type="float">
            <text:p>96.1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82688" calcext:value-type="float">
            <text:p>96.1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9488" calcext:value-type="float">
            <text:p>96.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7964" calcext:value-type="float">
            <text:p>96.1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4916" calcext:value-type="float">
            <text:p>96.1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644" calcext:value-type="float">
            <text:p>96.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09536" calcext:value-type="float">
            <text:p>96.1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60768" calcext:value-type="float">
            <text:p>96.0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882" calcext:value-type="float">
            <text:p>96.0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00976" calcext:value-type="float">
            <text:p>96.2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46112" calcext:value-type="float">
            <text:p>96.1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76008" calcext:value-type="float">
            <text:p>96.0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45528" calcext:value-type="float">
            <text:p>96.0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45528" calcext:value-type="float">
            <text:p>96.0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63816" calcext:value-type="float">
            <text:p>96.0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08952" calcext:value-type="float">
            <text:p>96.0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05904" calcext:value-type="float">
            <text:p>96.0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33336" calcext:value-type="float">
            <text:p>96.0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15048" calcext:value-type="float">
            <text:p>96.0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75424" calcext:value-type="float">
            <text:p>95.9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08952" calcext:value-type="float">
            <text:p>96.0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97344" calcext:value-type="float">
            <text:p>96.0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78472" calcext:value-type="float">
            <text:p>95.9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60184" calcext:value-type="float">
            <text:p>95.9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82104" calcext:value-type="float">
            <text:p>96.0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18096" calcext:value-type="float">
            <text:p>96.0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78472" calcext:value-type="float">
            <text:p>95.9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9704" calcext:value-type="float">
            <text:p>95.9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9008" calcext:value-type="float">
            <text:p>95.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87616" calcext:value-type="float">
            <text:p>95.9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882" calcext:value-type="float">
            <text:p>96.0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4248" calcext:value-type="float">
            <text:p>96.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39432" calcext:value-type="float">
            <text:p>96.0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72376" calcext:value-type="float">
            <text:p>95.9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358" calcext:value-type="float">
            <text:p>95.9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41896" calcext:value-type="float">
            <text:p>95.9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72376" calcext:value-type="float">
            <text:p>95.9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41896" calcext:value-type="float">
            <text:p>95.9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41896" calcext:value-type="float">
            <text:p>95.9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3608" calcext:value-type="float">
            <text:p>95.9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32752" calcext:value-type="float">
            <text:p>95.9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14464" calcext:value-type="float">
            <text:p>95.9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9704" calcext:value-type="float">
            <text:p>95.9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08368" calcext:value-type="float">
            <text:p>95.9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63232" calcext:value-type="float">
            <text:p>95.9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57136" calcext:value-type="float">
            <text:p>95.9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80936" calcext:value-type="float">
            <text:p>95.8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68744" calcext:value-type="float">
            <text:p>95.8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596" calcext:value-type="float">
            <text:p>95.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02272" calcext:value-type="float">
            <text:p>95.9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87032" calcext:value-type="float">
            <text:p>95.8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50456" calcext:value-type="float">
            <text:p>95.8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04736" calcext:value-type="float">
            <text:p>95.8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65112" calcext:value-type="float">
            <text:p>95.7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04736" calcext:value-type="float">
            <text:p>95.8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38264" calcext:value-type="float">
            <text:p>95.8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9864" calcext:value-type="float">
            <text:p>95.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16928" calcext:value-type="float">
            <text:p>95.8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80352" calcext:value-type="float">
            <text:p>95.7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25488" calcext:value-type="float">
            <text:p>95.7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19392" calcext:value-type="float">
            <text:p>95.7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5292" calcext:value-type="float">
            <text:p>95.7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19392" calcext:value-type="float">
            <text:p>95.7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67576" calcext:value-type="float">
            <text:p>95.6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49872" calcext:value-type="float">
            <text:p>95.7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13296" calcext:value-type="float">
            <text:p>95.7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40728" calcext:value-type="float">
            <text:p>95.7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13296" calcext:value-type="float">
            <text:p>95.7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88912" calcext:value-type="float">
            <text:p>95.6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98056" calcext:value-type="float">
            <text:p>95.6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10248" calcext:value-type="float">
            <text:p>95.7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2244" calcext:value-type="float">
            <text:p>95.7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7672" calcext:value-type="float">
            <text:p>95.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79768" calcext:value-type="float">
            <text:p>95.6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64528" calcext:value-type="float">
            <text:p>95.6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4624" calcext:value-type="float">
            <text:p>95.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85864" calcext:value-type="float">
            <text:p>95.6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31" calcext:value-type="float">
            <text:p>95.6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18808" calcext:value-type="float">
            <text:p>95.6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43192" calcext:value-type="float">
            <text:p>95.6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34048" calcext:value-type="float">
            <text:p>95.6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34048" calcext:value-type="float">
            <text:p>95.6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4624" calcext:value-type="float">
            <text:p>95.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06616" calcext:value-type="float">
            <text:p>95.6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24904" calcext:value-type="float">
            <text:p>95.6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06616" calcext:value-type="float">
            <text:p>95.6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73088" calcext:value-type="float">
            <text:p>95.5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91376" calcext:value-type="float">
            <text:p>95.5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91376" calcext:value-type="float">
            <text:p>95.5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73088" calcext:value-type="float">
            <text:p>95.5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76136" calcext:value-type="float">
            <text:p>95.5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66992" calcext:value-type="float">
            <text:p>95.5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36512" calcext:value-type="float">
            <text:p>95.5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3956" calcext:value-type="float">
            <text:p>95.5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27368" calcext:value-type="float">
            <text:p>95.5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33464" calcext:value-type="float">
            <text:p>95.5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33464" calcext:value-type="float">
            <text:p>95.5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42608" calcext:value-type="float">
            <text:p>95.5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33464" calcext:value-type="float">
            <text:p>95.5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84696" calcext:value-type="float">
            <text:p>95.4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45072" calcext:value-type="float">
            <text:p>95.4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38976" calcext:value-type="float">
            <text:p>95.4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26784" calcext:value-type="float">
            <text:p>95.4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4812" calcext:value-type="float">
            <text:p>95.4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20688" calcext:value-type="float">
            <text:p>95.4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05448" calcext:value-type="float">
            <text:p>95.4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1764" calcext:value-type="float">
            <text:p>95.4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3288" calcext:value-type="float">
            <text:p>95.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20688" calcext:value-type="float">
            <text:p>95.4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05448" calcext:value-type="float">
            <text:p>95.4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93256" calcext:value-type="float">
            <text:p>95.3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78016" calcext:value-type="float">
            <text:p>95.3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7192" calcext:value-type="float">
            <text:p>95.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5668" calcext:value-type="float">
            <text:p>95.3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50584" calcext:value-type="float">
            <text:p>95.3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4144" calcext:value-type="float">
            <text:p>95.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29248" calcext:value-type="float">
            <text:p>95.3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32296" calcext:value-type="float">
            <text:p>95.3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50584" calcext:value-type="float">
            <text:p>95.3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35344" calcext:value-type="float">
            <text:p>95.3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262" calcext:value-type="float">
            <text:p>95.3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07912" calcext:value-type="float">
            <text:p>95.3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1096" calcext:value-type="float">
            <text:p>95.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04864" calcext:value-type="float">
            <text:p>95.3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07912" calcext:value-type="float">
            <text:p>95.3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07912" calcext:value-type="float">
            <text:p>95.3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98768" calcext:value-type="float">
            <text:p>95.2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89624" calcext:value-type="float">
            <text:p>95.2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77432" calcext:value-type="float">
            <text:p>95.2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59144" calcext:value-type="float">
            <text:p>95.2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28664" calcext:value-type="float">
            <text:p>95.2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43904" calcext:value-type="float">
            <text:p>95.2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9572" calcext:value-type="float">
            <text:p>95.2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71336" calcext:value-type="float">
            <text:p>95.2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37808" calcext:value-type="float">
            <text:p>95.2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46952" calcext:value-type="float">
            <text:p>95.2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43904" calcext:value-type="float">
            <text:p>95.2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31712" calcext:value-type="float">
            <text:p>95.2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07328" calcext:value-type="float">
            <text:p>95.2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0428" calcext:value-type="float">
            <text:p>95.2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28664" calcext:value-type="float">
            <text:p>95.2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31712" calcext:value-type="float">
            <text:p>95.2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28664" calcext:value-type="float">
            <text:p>95.2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25616" calcext:value-type="float">
            <text:p>95.2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22568" calcext:value-type="float">
            <text:p>95.2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13424" calcext:value-type="float">
            <text:p>95.2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8904" calcext:value-type="float">
            <text:p>95.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79896" calcext:value-type="float">
            <text:p>95.1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95136" calcext:value-type="float">
            <text:p>95.1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13424" calcext:value-type="float">
            <text:p>95.2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0428" calcext:value-type="float">
            <text:p>95.2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8904" calcext:value-type="float">
            <text:p>95.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8904" calcext:value-type="float">
            <text:p>95.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5856" calcext:value-type="float">
            <text:p>95.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92088" calcext:value-type="float">
            <text:p>95.1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95136" calcext:value-type="float">
            <text:p>95.1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738" calcext:value-type="float">
            <text:p>95.1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46368" calcext:value-type="float">
            <text:p>95.1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31128" calcext:value-type="float">
            <text:p>95.1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4332" calcext:value-type="float">
            <text:p>95.1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46368" calcext:value-type="float">
            <text:p>95.1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49416" calcext:value-type="float">
            <text:p>95.1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52464" calcext:value-type="float">
            <text:p>95.1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82944" calcext:value-type="float">
            <text:p>95.1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738" calcext:value-type="float">
            <text:p>95.1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40272" calcext:value-type="float">
            <text:p>95.1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55512" calcext:value-type="float">
            <text:p>95.1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4332" calcext:value-type="float">
            <text:p>95.1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40272" calcext:value-type="float">
            <text:p>95.1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37224" calcext:value-type="float">
            <text:p>95.1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94552" calcext:value-type="float">
            <text:p>95.0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57976" calcext:value-type="float">
            <text:p>95.0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88456" calcext:value-type="float">
            <text:p>95.0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55512" calcext:value-type="float">
            <text:p>95.1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2808" calcext:value-type="float">
            <text:p>95.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1284" calcext:value-type="float">
            <text:p>95.1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91504" calcext:value-type="float">
            <text:p>95.0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94552" calcext:value-type="float">
            <text:p>95.0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73216" calcext:value-type="float">
            <text:p>95.0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48832" calcext:value-type="float">
            <text:p>95.0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15304" calcext:value-type="float">
            <text:p>95.0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18352" calcext:value-type="float">
            <text:p>95.0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214" calcext:value-type="float">
            <text:p>95.0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70168" calcext:value-type="float">
            <text:p>95.0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88456" calcext:value-type="float">
            <text:p>95.0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64072" calcext:value-type="float">
            <text:p>95.0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214" calcext:value-type="float">
            <text:p>95.0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27496" calcext:value-type="float">
            <text:p>95.0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24448" calcext:value-type="float">
            <text:p>95.0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00064" calcext:value-type="float">
            <text:p>95.0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214" calcext:value-type="float">
            <text:p>95.0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18352" calcext:value-type="float">
            <text:p>95.0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15304" calcext:value-type="float">
            <text:p>95.0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93968" calcext:value-type="float">
            <text:p>94.9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72632" calcext:value-type="float">
            <text:p>94.9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84824" calcext:value-type="float">
            <text:p>94.9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93968" calcext:value-type="float">
            <text:p>94.9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45784" calcext:value-type="float">
            <text:p>95.0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12256" calcext:value-type="float">
            <text:p>95.0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78728" calcext:value-type="float">
            <text:p>94.9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48248" calcext:value-type="float">
            <text:p>94.9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452" calcext:value-type="float">
            <text:p>94.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57392" calcext:value-type="float">
            <text:p>94.9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11672" calcext:value-type="float">
            <text:p>94.9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78144" calcext:value-type="float">
            <text:p>94.8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17768" calcext:value-type="float">
            <text:p>94.9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72632" calcext:value-type="float">
            <text:p>94.9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57392" calcext:value-type="float">
            <text:p>94.9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57392" calcext:value-type="float">
            <text:p>94.9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20816" calcext:value-type="float">
            <text:p>94.9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452" calcext:value-type="float">
            <text:p>94.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54344" calcext:value-type="float">
            <text:p>94.9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23864" calcext:value-type="float">
            <text:p>94.9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93384" calcext:value-type="float">
            <text:p>94.8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02528" calcext:value-type="float">
            <text:p>94.9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23864" calcext:value-type="float">
            <text:p>94.9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05576" calcext:value-type="float">
            <text:p>94.9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26912" calcext:value-type="float">
            <text:p>94.9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08624" calcext:value-type="float">
            <text:p>94.9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36056" calcext:value-type="float">
            <text:p>94.9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96432" calcext:value-type="float">
            <text:p>94.8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44616" calcext:value-type="float">
            <text:p>94.8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2328" calcext:value-type="float">
            <text:p>94.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72048" calcext:value-type="float">
            <text:p>94.8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33008" calcext:value-type="float">
            <text:p>94.9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9948" calcext:value-type="float">
            <text:p>94.8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87288" calcext:value-type="float">
            <text:p>94.8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35472" calcext:value-type="float">
            <text:p>94.8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5376" calcext:value-type="float">
            <text:p>94.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3852" calcext:value-type="float">
            <text:p>94.8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8424" calcext:value-type="float">
            <text:p>94.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62904" calcext:value-type="float">
            <text:p>94.8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50712" calcext:value-type="float">
            <text:p>94.8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5376" calcext:value-type="float">
            <text:p>94.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78144" calcext:value-type="float">
            <text:p>94.8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87288" calcext:value-type="float">
            <text:p>94.8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9948" calcext:value-type="float">
            <text:p>94.8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56808" calcext:value-type="float">
            <text:p>94.8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26328" calcext:value-type="float">
            <text:p>94.8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32424" calcext:value-type="float">
            <text:p>94.8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4708" calcext:value-type="float">
            <text:p>94.7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3184" calcext:value-type="float">
            <text:p>94.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74512" calcext:value-type="float">
            <text:p>94.7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74512" calcext:value-type="float">
            <text:p>94.7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17184" calcext:value-type="float">
            <text:p>94.8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04992" calcext:value-type="float">
            <text:p>94.8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29376" calcext:value-type="float">
            <text:p>94.8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32424" calcext:value-type="float">
            <text:p>94.8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83656" calcext:value-type="float">
            <text:p>94.7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9648" calcext:value-type="float">
            <text:p>94.7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76976" calcext:value-type="float">
            <text:p>94.6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04408" calcext:value-type="float">
            <text:p>94.7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59272" calcext:value-type="float">
            <text:p>94.7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26328" calcext:value-type="float">
            <text:p>94.8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68416" calcext:value-type="float">
            <text:p>94.7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3184" calcext:value-type="float">
            <text:p>94.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4708" calcext:value-type="float">
            <text:p>94.7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9648" calcext:value-type="float">
            <text:p>94.7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07456" calcext:value-type="float">
            <text:p>94.7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8612" calcext:value-type="float">
            <text:p>94.6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8612" calcext:value-type="float">
            <text:p>94.6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68416" calcext:value-type="float">
            <text:p>94.7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25744" calcext:value-type="float">
            <text:p>94.7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0136" calcext:value-type="float">
            <text:p>94.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73928" calcext:value-type="float">
            <text:p>94.6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97728" calcext:value-type="float">
            <text:p>94.5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0992" calcext:value-type="float">
            <text:p>94.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52592" calcext:value-type="float">
            <text:p>94.6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22696" calcext:value-type="float">
            <text:p>94.7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04408" calcext:value-type="float">
            <text:p>94.7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03824" calcext:value-type="float">
            <text:p>94.6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37352" calcext:value-type="float">
            <text:p>94.6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58688" calcext:value-type="float">
            <text:p>94.6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31256" calcext:value-type="float">
            <text:p>94.6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58104" calcext:value-type="float">
            <text:p>94.5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42864" calcext:value-type="float">
            <text:p>94.5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97728" calcext:value-type="float">
            <text:p>94.5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06872" calcext:value-type="float">
            <text:p>94.6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9468" calcext:value-type="float">
            <text:p>94.5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67832" calcext:value-type="float">
            <text:p>94.6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37352" calcext:value-type="float">
            <text:p>94.6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73344" calcext:value-type="float">
            <text:p>94.5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1848" calcext:value-type="float">
            <text:p>94.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81904" calcext:value-type="float">
            <text:p>94.4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78856" calcext:value-type="float">
            <text:p>94.4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4896" calcext:value-type="float">
            <text:p>94.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12968" calcext:value-type="float">
            <text:p>94.6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7944" calcext:value-type="float">
            <text:p>94.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9468" calcext:value-type="float">
            <text:p>94.5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85536" calcext:value-type="float">
            <text:p>94.5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76392" calcext:value-type="float">
            <text:p>94.5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27624" calcext:value-type="float">
            <text:p>94.5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97144" calcext:value-type="float">
            <text:p>94.4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93512" calcext:value-type="float">
            <text:p>94.3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90464" calcext:value-type="float">
            <text:p>94.3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58104" calcext:value-type="float">
            <text:p>94.5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24576" calcext:value-type="float">
            <text:p>94.5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84952" calcext:value-type="float">
            <text:p>94.4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30088" calcext:value-type="float">
            <text:p>94.4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36184" calcext:value-type="float">
            <text:p>94.4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91048" calcext:value-type="float">
            <text:p>94.4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45328" calcext:value-type="float">
            <text:p>94.4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14848" calcext:value-type="float">
            <text:p>94.4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23992" calcext:value-type="float">
            <text:p>94.4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56936" calcext:value-type="float">
            <text:p>94.3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44744" calcext:value-type="float">
            <text:p>94.3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118" calcext:value-type="float">
            <text:p>94.4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87416" calcext:value-type="float">
            <text:p>94.3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69128" calcext:value-type="float">
            <text:p>94.3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47792" calcext:value-type="float">
            <text:p>94.3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6608" calcext:value-type="float">
            <text:p>94.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93512" calcext:value-type="float">
            <text:p>94.3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33136" calcext:value-type="float">
            <text:p>94.4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05704" calcext:value-type="float">
            <text:p>94.4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78272" calcext:value-type="float">
            <text:p>94.3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56936" calcext:value-type="float">
            <text:p>94.3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17312" calcext:value-type="float">
            <text:p>94.3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11216" calcext:value-type="float">
            <text:p>94.3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8132" calcext:value-type="float">
            <text:p>94.3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5752" calcext:value-type="float">
            <text:p>94.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08752" calcext:value-type="float">
            <text:p>94.4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29504" calcext:value-type="float">
            <text:p>94.3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02072" calcext:value-type="float">
            <text:p>94.3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95976" calcext:value-type="float">
            <text:p>94.2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41112" calcext:value-type="float">
            <text:p>94.2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07584" calcext:value-type="float">
            <text:p>94.2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41112" calcext:value-type="float">
            <text:p>94.2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86832" calcext:value-type="float">
            <text:p>94.2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8988" calcext:value-type="float">
            <text:p>94.2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86832" calcext:value-type="float">
            <text:p>94.2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32552" calcext:value-type="float">
            <text:p>94.3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0512" calcext:value-type="float">
            <text:p>94.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22824" calcext:value-type="float">
            <text:p>94.2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58816" calcext:value-type="float">
            <text:p>94.1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58816" calcext:value-type="float">
            <text:p>94.1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83784" calcext:value-type="float">
            <text:p>94.2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01488" calcext:value-type="float">
            <text:p>94.2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49672" calcext:value-type="float">
            <text:p>94.1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77104" calcext:value-type="float">
            <text:p>94.1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71008" calcext:value-type="float">
            <text:p>94.1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86248" calcext:value-type="float">
            <text:p>94.1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1368" calcext:value-type="float">
            <text:p>94.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99024" calcext:value-type="float">
            <text:p>94.2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65496" calcext:value-type="float">
            <text:p>94.2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19776" calcext:value-type="float">
            <text:p>94.2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11216" calcext:value-type="float">
            <text:p>94.3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80152" calcext:value-type="float">
            <text:p>94.1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19776" calcext:value-type="float">
            <text:p>94.2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53304" calcext:value-type="float">
            <text:p>94.2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9844" calcext:value-type="float">
            <text:p>94.1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80152" calcext:value-type="float">
            <text:p>94.1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28336" calcext:value-type="float">
            <text:p>94.1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25288" calcext:value-type="float">
            <text:p>94.1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832" calcext:value-type="float">
            <text:p>94.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46624" calcext:value-type="float">
            <text:p>94.1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00904" calcext:value-type="float">
            <text:p>94.1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31384" calcext:value-type="float">
            <text:p>94.1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49672" calcext:value-type="float">
            <text:p>94.1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55768" calcext:value-type="float">
            <text:p>94.1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46624" calcext:value-type="float">
            <text:p>94.1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19776" calcext:value-type="float">
            <text:p>94.2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64912" calcext:value-type="float">
            <text:p>94.1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28336" calcext:value-type="float">
            <text:p>94.1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03952" calcext:value-type="float">
            <text:p>94.1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19192" calcext:value-type="float">
            <text:p>94.1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03952" calcext:value-type="float">
            <text:p>94.1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9176" calcext:value-type="float">
            <text:p>94.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2224" calcext:value-type="float">
            <text:p>94.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9176" calcext:value-type="float">
            <text:p>94.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03952" calcext:value-type="float">
            <text:p>94.1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33848" calcext:value-type="float">
            <text:p>94.0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27752" calcext:value-type="float">
            <text:p>94.0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308" calcext:value-type="float">
            <text:p>94.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6128" calcext:value-type="float">
            <text:p>94.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8508" calcext:value-type="float">
            <text:p>93.9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18608" calcext:value-type="float">
            <text:p>94.0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55768" calcext:value-type="float">
            <text:p>94.1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36896" calcext:value-type="float">
            <text:p>94.0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66792" calcext:value-type="float">
            <text:p>93.9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88128" calcext:value-type="float">
            <text:p>93.9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06416" calcext:value-type="float">
            <text:p>94.0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36896" calcext:value-type="float">
            <text:p>94.0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55184" calcext:value-type="float">
            <text:p>94.0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64328" calcext:value-type="float">
            <text:p>94.0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64328" calcext:value-type="float">
            <text:p>94.0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94224" calcext:value-type="float">
            <text:p>93.9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36312" calcext:value-type="float">
            <text:p>93.9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2412" calcext:value-type="float">
            <text:p>93.9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3936" calcext:value-type="float">
            <text:p>93.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78984" calcext:value-type="float">
            <text:p>93.9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60696" calcext:value-type="float">
            <text:p>93.9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88128" calcext:value-type="float">
            <text:p>93.9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0888" calcext:value-type="float">
            <text:p>93.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99736" calcext:value-type="float">
            <text:p>93.8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78984" calcext:value-type="float">
            <text:p>93.9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97272" calcext:value-type="float">
            <text:p>93.9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45456" calcext:value-type="float">
            <text:p>93.9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63744" calcext:value-type="float">
            <text:p>93.9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48504" calcext:value-type="float">
            <text:p>93.9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21072" calcext:value-type="float">
            <text:p>93.9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99736" calcext:value-type="float">
            <text:p>93.8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66208" calcext:value-type="float">
            <text:p>93.8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4792" calcext:value-type="float">
            <text:p>93.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69256" calcext:value-type="float">
            <text:p>93.8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784" calcext:value-type="float">
            <text:p>93.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02784" calcext:value-type="float">
            <text:p>93.9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3936" calcext:value-type="float">
            <text:p>93.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48504" calcext:value-type="float">
            <text:p>93.9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27168" calcext:value-type="float">
            <text:p>93.9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81448" calcext:value-type="float">
            <text:p>93.8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66208" calcext:value-type="float">
            <text:p>93.8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57064" calcext:value-type="float">
            <text:p>93.8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20488" calcext:value-type="float">
            <text:p>93.8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47336" calcext:value-type="float">
            <text:p>93.7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59528" calcext:value-type="float">
            <text:p>93.7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53432" calcext:value-type="float">
            <text:p>93.7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93056" calcext:value-type="float">
            <text:p>93.7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54016" calcext:value-type="float">
            <text:p>93.8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54016" calcext:value-type="float">
            <text:p>93.8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72304" calcext:value-type="float">
            <text:p>93.8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72304" calcext:value-type="float">
            <text:p>93.8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87544" calcext:value-type="float">
            <text:p>93.8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784" calcext:value-type="float">
            <text:p>93.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81448" calcext:value-type="float">
            <text:p>93.8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81448" calcext:value-type="float">
            <text:p>93.8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69256" calcext:value-type="float">
            <text:p>93.8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4792" calcext:value-type="float">
            <text:p>93.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60112" calcext:value-type="float">
            <text:p>93.8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8696" calcext:value-type="float">
            <text:p>93.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4124" calcext:value-type="float">
            <text:p>93.7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44288" calcext:value-type="float">
            <text:p>93.7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50384" calcext:value-type="float">
            <text:p>93.7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99152" calcext:value-type="float">
            <text:p>93.7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96688" calcext:value-type="float">
            <text:p>93.8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9364" calcext:value-type="float">
            <text:p>93.8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72304" calcext:value-type="float">
            <text:p>93.8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4792" calcext:value-type="float">
            <text:p>93.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62576" calcext:value-type="float">
            <text:p>93.7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1076" calcext:value-type="float">
            <text:p>93.7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74768" calcext:value-type="float">
            <text:p>93.7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96104" calcext:value-type="float">
            <text:p>93.7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44872" calcext:value-type="float">
            <text:p>93.8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23536" calcext:value-type="float">
            <text:p>93.8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90008" calcext:value-type="float">
            <text:p>93.7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10-01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022" calcext:value-type="float">
            <text:p>93.8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8696" calcext:value-type="float">
            <text:p>93.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83912" calcext:value-type="float">
            <text:p>93.7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99152" calcext:value-type="float">
            <text:p>93.7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11344" calcext:value-type="float">
            <text:p>93.8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8696" calcext:value-type="float">
            <text:p>93.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68672" calcext:value-type="float">
            <text:p>93.7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7172" calcext:value-type="float">
            <text:p>93.7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1744" calcext:value-type="float">
            <text:p>93.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1744" calcext:value-type="float">
            <text:p>93.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96104" calcext:value-type="float">
            <text:p>93.7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022" calcext:value-type="float">
            <text:p>93.8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38776" calcext:value-type="float">
            <text:p>93.8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1744" calcext:value-type="float">
            <text:p>93.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90008" calcext:value-type="float">
            <text:p>93.7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83912" calcext:value-type="float">
            <text:p>93.7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96104" calcext:value-type="float">
            <text:p>93.7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08296" calcext:value-type="float">
            <text:p>93.8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29632" calcext:value-type="float">
            <text:p>93.8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022" calcext:value-type="float">
            <text:p>93.8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022" calcext:value-type="float">
            <text:p>93.8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83912" calcext:value-type="float">
            <text:p>93.7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7172" calcext:value-type="float">
            <text:p>93.7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90008" calcext:value-type="float">
            <text:p>93.7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11344" calcext:value-type="float">
            <text:p>93.8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96104" calcext:value-type="float">
            <text:p>93.7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99152" calcext:value-type="float">
            <text:p>93.7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26584" calcext:value-type="float">
            <text:p>93.8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29632" calcext:value-type="float">
            <text:p>93.8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022" calcext:value-type="float">
            <text:p>93.8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74768" calcext:value-type="float">
            <text:p>93.7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74768" calcext:value-type="float">
            <text:p>93.7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05248" calcext:value-type="float">
            <text:p>93.8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96104" calcext:value-type="float">
            <text:p>93.7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80864" calcext:value-type="float">
            <text:p>93.7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08296" calcext:value-type="float">
            <text:p>93.8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11344" calcext:value-type="float">
            <text:p>93.8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90008" calcext:value-type="float">
            <text:p>93.7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77816" calcext:value-type="float">
            <text:p>93.7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77816" calcext:value-type="float">
            <text:p>93.7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65624" calcext:value-type="float">
            <text:p>93.7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74768" calcext:value-type="float">
            <text:p>93.7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77816" calcext:value-type="float">
            <text:p>93.7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5648" calcext:value-type="float">
            <text:p>93.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53432" calcext:value-type="float">
            <text:p>93.7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65624" calcext:value-type="float">
            <text:p>93.7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74768" calcext:value-type="float">
            <text:p>93.7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4124" calcext:value-type="float">
            <text:p>93.7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01616" calcext:value-type="float">
            <text:p>93.7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22952" calcext:value-type="float">
            <text:p>93.7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32096" calcext:value-type="float">
            <text:p>93.7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47336" calcext:value-type="float">
            <text:p>93.7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59528" calcext:value-type="float">
            <text:p>93.7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68672" calcext:value-type="float">
            <text:p>93.7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65624" calcext:value-type="float">
            <text:p>93.7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32096" calcext:value-type="float">
            <text:p>93.7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13808" calcext:value-type="float">
            <text:p>93.7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19904" calcext:value-type="float">
            <text:p>93.7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32096" calcext:value-type="float">
            <text:p>93.7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53432" calcext:value-type="float">
            <text:p>93.7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19904" calcext:value-type="float">
            <text:p>93.7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13808" calcext:value-type="float">
            <text:p>93.7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04664" calcext:value-type="float">
            <text:p>93.7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04664" calcext:value-type="float">
            <text:p>93.7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83328" calcext:value-type="float">
            <text:p>93.6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8028" calcext:value-type="float">
            <text:p>93.6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92472" calcext:value-type="float">
            <text:p>93.6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83328" calcext:value-type="float">
            <text:p>93.6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8028" calcext:value-type="float">
            <text:p>93.6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58944" calcext:value-type="float">
            <text:p>93.6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71136" calcext:value-type="float">
            <text:p>93.6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74184" calcext:value-type="float">
            <text:p>93.6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89424" calcext:value-type="float">
            <text:p>93.6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83328" calcext:value-type="float">
            <text:p>93.6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55896" calcext:value-type="float">
            <text:p>93.6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52848" calcext:value-type="float">
            <text:p>93.6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55896" calcext:value-type="float">
            <text:p>93.6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6504" calcext:value-type="float">
            <text:p>93.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37608" calcext:value-type="float">
            <text:p>93.6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52848" calcext:value-type="float">
            <text:p>93.6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74184" calcext:value-type="float">
            <text:p>93.6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77232" calcext:value-type="float">
            <text:p>93.6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58944" calcext:value-type="float">
            <text:p>93.6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46752" calcext:value-type="float">
            <text:p>93.6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52848" calcext:value-type="float">
            <text:p>93.6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68088" calcext:value-type="float">
            <text:p>93.6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46752" calcext:value-type="float">
            <text:p>93.6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498" calcext:value-type="float">
            <text:p>93.6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31512" calcext:value-type="float">
            <text:p>93.6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3456" calcext:value-type="float">
            <text:p>93.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3456" calcext:value-type="float">
            <text:p>93.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25416" calcext:value-type="float">
            <text:p>93.6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28464" calcext:value-type="float">
            <text:p>93.6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1932" calcext:value-type="float">
            <text:p>93.6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16272" calcext:value-type="float">
            <text:p>93.6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13224" calcext:value-type="float">
            <text:p>93.6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25416" calcext:value-type="float">
            <text:p>93.6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22368" calcext:value-type="float">
            <text:p>93.6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1932" calcext:value-type="float">
            <text:p>93.6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07128" calcext:value-type="float">
            <text:p>93.6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8884" calcext:value-type="float">
            <text:p>93.5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82744" calcext:value-type="float">
            <text:p>93.5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97984" calcext:value-type="float">
            <text:p>93.5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28464" calcext:value-type="float">
            <text:p>93.6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10176" calcext:value-type="float">
            <text:p>93.6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16272" calcext:value-type="float">
            <text:p>93.6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25416" calcext:value-type="float">
            <text:p>93.6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79696" calcext:value-type="float">
            <text:p>93.5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94936" calcext:value-type="float">
            <text:p>93.5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25416" calcext:value-type="float">
            <text:p>93.6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1932" calcext:value-type="float">
            <text:p>93.6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91888" calcext:value-type="float">
            <text:p>93.5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8884" calcext:value-type="float">
            <text:p>93.5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97984" calcext:value-type="float">
            <text:p>93.5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0408" calcext:value-type="float">
            <text:p>93.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82744" calcext:value-type="float">
            <text:p>93.5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79696" calcext:value-type="float">
            <text:p>93.5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70552" calcext:value-type="float">
            <text:p>93.5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55312" calcext:value-type="float">
            <text:p>93.5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5836" calcext:value-type="float">
            <text:p>93.5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61408" calcext:value-type="float">
            <text:p>93.5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736" calcext:value-type="float">
            <text:p>93.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46168" calcext:value-type="float">
            <text:p>93.5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52264" calcext:value-type="float">
            <text:p>93.5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4312" calcext:value-type="float">
            <text:p>93.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49216" calcext:value-type="float">
            <text:p>93.5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4312" calcext:value-type="float">
            <text:p>93.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33976" calcext:value-type="float">
            <text:p>93.5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9592" calcext:value-type="float">
            <text:p>93.5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6544" calcext:value-type="float">
            <text:p>93.5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24832" calcext:value-type="float">
            <text:p>93.5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2788" calcext:value-type="float">
            <text:p>93.5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2788" calcext:value-type="float">
            <text:p>93.5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21784" calcext:value-type="float">
            <text:p>93.5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76064" calcext:value-type="float">
            <text:p>93.4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60824" calcext:value-type="float">
            <text:p>93.4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8216" calcext:value-type="float">
            <text:p>93.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2788" calcext:value-type="float">
            <text:p>93.5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30928" calcext:value-type="float">
            <text:p>93.5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8216" calcext:value-type="float">
            <text:p>93.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60824" calcext:value-type="float">
            <text:p>93.4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63872" calcext:value-type="float">
            <text:p>93.4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94352" calcext:value-type="float">
            <text:p>93.4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1264" calcext:value-type="float">
            <text:p>93.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40072" calcext:value-type="float">
            <text:p>93.5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9592" calcext:value-type="float">
            <text:p>93.5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0448" calcext:value-type="float">
            <text:p>93.5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0448" calcext:value-type="float">
            <text:p>93.5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88256" calcext:value-type="float">
            <text:p>93.4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94352" calcext:value-type="float">
            <text:p>93.4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3496" calcext:value-type="float">
            <text:p>93.5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94352" calcext:value-type="float">
            <text:p>93.4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85208" calcext:value-type="float">
            <text:p>93.4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91304" calcext:value-type="float">
            <text:p>93.4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76064" calcext:value-type="float">
            <text:p>93.4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8216" calcext:value-type="float">
            <text:p>93.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48632" calcext:value-type="float">
            <text:p>93.4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73016" calcext:value-type="float">
            <text:p>93.4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3496" calcext:value-type="float">
            <text:p>93.5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1264" calcext:value-type="float">
            <text:p>93.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0448" calcext:value-type="float">
            <text:p>93.5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3644" calcext:value-type="float">
            <text:p>93.4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39488" calcext:value-type="float">
            <text:p>93.4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79112" calcext:value-type="float">
            <text:p>93.4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63872" calcext:value-type="float">
            <text:p>93.4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94352" calcext:value-type="float">
            <text:p>93.4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94352" calcext:value-type="float">
            <text:p>93.4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2788" calcext:value-type="float">
            <text:p>93.5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24248" calcext:value-type="float">
            <text:p>93.4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54144" calcext:value-type="float">
            <text:p>93.3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3644" calcext:value-type="float">
            <text:p>93.4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33976" calcext:value-type="float">
            <text:p>93.5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9592" calcext:value-type="float">
            <text:p>93.5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3644" calcext:value-type="float">
            <text:p>93.4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99864" calcext:value-type="float">
            <text:p>93.3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87672" calcext:value-type="float">
            <text:p>93.3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87672" calcext:value-type="float">
            <text:p>93.3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87672" calcext:value-type="float">
            <text:p>93.3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6024" calcext:value-type="float">
            <text:p>93.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6024" calcext:value-type="float">
            <text:p>93.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87672" calcext:value-type="float">
            <text:p>93.3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30928" calcext:value-type="float">
            <text:p>93.5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9592" calcext:value-type="float">
            <text:p>93.5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27296" calcext:value-type="float">
            <text:p>93.4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63288" calcext:value-type="float">
            <text:p>93.3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18152" calcext:value-type="float">
            <text:p>93.4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18152" calcext:value-type="float">
            <text:p>93.4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57192" calcext:value-type="float">
            <text:p>93.3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05376" calcext:value-type="float">
            <text:p>93.3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78528" calcext:value-type="float">
            <text:p>93.3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39488" calcext:value-type="float">
            <text:p>93.4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212" calcext:value-type="float">
            <text:p>93.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69968" calcext:value-type="float">
            <text:p>93.4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24248" calcext:value-type="float">
            <text:p>93.4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12056" calcext:value-type="float">
            <text:p>93.4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212" calcext:value-type="float">
            <text:p>93.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23664" calcext:value-type="float">
            <text:p>93.3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35272" calcext:value-type="float">
            <text:p>93.2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65752" calcext:value-type="float">
            <text:p>93.2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11472" calcext:value-type="float">
            <text:p>93.3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96816" calcext:value-type="float">
            <text:p>93.3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20616" calcext:value-type="float">
            <text:p>93.3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96232" calcext:value-type="float">
            <text:p>93.2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87088" calcext:value-type="float">
            <text:p>93.2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41952" calcext:value-type="float">
            <text:p>93.3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18152" calcext:value-type="float">
            <text:p>93.4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1452" calcext:value-type="float">
            <text:p>93.3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38904" calcext:value-type="float">
            <text:p>93.3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9928" calcext:value-type="float">
            <text:p>93.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45" calcext:value-type="float">
            <text:p>93.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35856" calcext:value-type="float">
            <text:p>93.3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1452" calcext:value-type="float">
            <text:p>93.3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35856" calcext:value-type="float">
            <text:p>93.3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78528" calcext:value-type="float">
            <text:p>93.3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0596" calcext:value-type="float">
            <text:p>93.4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0596" calcext:value-type="float">
            <text:p>93.4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69384" calcext:value-type="float">
            <text:p>93.3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72432" calcext:value-type="float">
            <text:p>93.3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02328" calcext:value-type="float">
            <text:p>93.3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47464" calcext:value-type="float">
            <text:p>93.2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41368" calcext:value-type="float">
            <text:p>93.2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74896" calcext:value-type="float">
            <text:p>93.2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96816" calcext:value-type="float">
            <text:p>93.3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9072" calcext:value-type="float">
            <text:p>93.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05376" calcext:value-type="float">
            <text:p>93.3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688" calcext:value-type="float">
            <text:p>93.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89552" calcext:value-type="float">
            <text:p>93.1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4688" calcext:value-type="float">
            <text:p>93.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01744" calcext:value-type="float">
            <text:p>93.2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7548" calcext:value-type="float">
            <text:p>93.3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84624" calcext:value-type="float">
            <text:p>93.3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02328" calcext:value-type="float">
            <text:p>93.3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62704" calcext:value-type="float">
            <text:p>93.2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0784" calcext:value-type="float">
            <text:p>93.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89552" calcext:value-type="float">
            <text:p>93.1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62704" calcext:value-type="float">
            <text:p>93.2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87088" calcext:value-type="float">
            <text:p>93.2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9928" calcext:value-type="float">
            <text:p>93.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20616" calcext:value-type="float">
            <text:p>93.3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71848" calcext:value-type="float">
            <text:p>93.2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83456" calcext:value-type="float">
            <text:p>93.1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28592" calcext:value-type="float">
            <text:p>93.1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7736" calcext:value-type="float">
            <text:p>93.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2308" calcext:value-type="float">
            <text:p>93.2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01744" calcext:value-type="float">
            <text:p>93.2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32224" calcext:value-type="float">
            <text:p>93.2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56608" calcext:value-type="float">
            <text:p>93.2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86504" calcext:value-type="float">
            <text:p>93.1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43832" calcext:value-type="float">
            <text:p>93.1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86504" calcext:value-type="float">
            <text:p>93.1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62704" calcext:value-type="float">
            <text:p>93.2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98696" calcext:value-type="float">
            <text:p>93.1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5356" calcext:value-type="float">
            <text:p>93.2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3832" calcext:value-type="float">
            <text:p>93.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926" calcext:value-type="float">
            <text:p>93.1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01744" calcext:value-type="float">
            <text:p>93.2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74896" calcext:value-type="float">
            <text:p>93.2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96232" calcext:value-type="float">
            <text:p>93.2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11472" calcext:value-type="float">
            <text:p>93.3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71848" calcext:value-type="float">
            <text:p>93.2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68216" calcext:value-type="float">
            <text:p>93.1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0116" calcext:value-type="float">
            <text:p>93.1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164" calcext:value-type="float">
            <text:p>93.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71848" calcext:value-type="float">
            <text:p>93.2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26128" calcext:value-type="float">
            <text:p>93.2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80408" calcext:value-type="float">
            <text:p>93.1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43832" calcext:value-type="float">
            <text:p>93.1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56024" calcext:value-type="float">
            <text:p>93.1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68216" calcext:value-type="float">
            <text:p>93.1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07256" calcext:value-type="float">
            <text:p>93.1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56024" calcext:value-type="float">
            <text:p>93.1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04792" calcext:value-type="float">
            <text:p>93.2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5356" calcext:value-type="float">
            <text:p>93.2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26128" calcext:value-type="float">
            <text:p>93.2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2308" calcext:value-type="float">
            <text:p>93.2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04792" calcext:value-type="float">
            <text:p>93.2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2308" calcext:value-type="float">
            <text:p>93.2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41368" calcext:value-type="float">
            <text:p>93.2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25544" calcext:value-type="float">
            <text:p>93.1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164" calcext:value-type="float">
            <text:p>93.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79824" calcext:value-type="float">
            <text:p>93.0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2496" calcext:value-type="float">
            <text:p>93.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70096" calcext:value-type="float">
            <text:p>92.9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12768" calcext:value-type="float">
            <text:p>93.0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95064" calcext:value-type="float">
            <text:p>93.0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67632" calcext:value-type="float">
            <text:p>93.0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19448" calcext:value-type="float">
            <text:p>93.1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79824" calcext:value-type="float">
            <text:p>93.0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88968" calcext:value-type="float">
            <text:p>93.0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0116" calcext:value-type="float">
            <text:p>93.1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13352" calcext:value-type="float">
            <text:p>93.1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40784" calcext:value-type="float">
            <text:p>93.1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32224" calcext:value-type="float">
            <text:p>93.2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49928" calcext:value-type="float">
            <text:p>93.1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13352" calcext:value-type="float">
            <text:p>93.1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28592" calcext:value-type="float">
            <text:p>93.1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19448" calcext:value-type="float">
            <text:p>93.1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98112" calcext:value-type="float">
            <text:p>93.0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04208" calcext:value-type="float">
            <text:p>93.1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40784" calcext:value-type="float">
            <text:p>93.1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65168" calcext:value-type="float">
            <text:p>93.1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5544" calcext:value-type="float">
            <text:p>93.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12768" calcext:value-type="float">
            <text:p>93.0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0116" calcext:value-type="float">
            <text:p>93.1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15816" calcext:value-type="float">
            <text:p>93.0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91432" calcext:value-type="float">
            <text:p>92.9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164" calcext:value-type="float">
            <text:p>93.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22496" calcext:value-type="float">
            <text:p>93.1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22496" calcext:value-type="float">
            <text:p>93.1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59072" calcext:value-type="float">
            <text:p>93.1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07256" calcext:value-type="float">
            <text:p>93.1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3164" calcext:value-type="float">
            <text:p>93.1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25544" calcext:value-type="float">
            <text:p>93.1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88968" calcext:value-type="float">
            <text:p>93.0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61536" calcext:value-type="float">
            <text:p>93.0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31056" calcext:value-type="float">
            <text:p>93.0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402" calcext:value-type="float">
            <text:p>93.0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67632" calcext:value-type="float">
            <text:p>93.0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15816" calcext:value-type="float">
            <text:p>93.0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88384" calcext:value-type="float">
            <text:p>92.9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0972" calcext:value-type="float">
            <text:p>93.0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88968" calcext:value-type="float">
            <text:p>93.0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34104" calcext:value-type="float">
            <text:p>93.0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28008" calcext:value-type="float">
            <text:p>93.0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64584" calcext:value-type="float">
            <text:p>93.0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40784" calcext:value-type="float">
            <text:p>93.1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67632" calcext:value-type="float">
            <text:p>93.0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402" calcext:value-type="float">
            <text:p>93.0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52392" calcext:value-type="float">
            <text:p>93.0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88968" calcext:value-type="float">
            <text:p>93.0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98112" calcext:value-type="float">
            <text:p>93.0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164" calcext:value-type="float">
            <text:p>93.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82872" calcext:value-type="float">
            <text:p>93.0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31056" calcext:value-type="float">
            <text:p>93.0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402" calcext:value-type="float">
            <text:p>93.0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5544" calcext:value-type="float">
            <text:p>93.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5544" calcext:value-type="float">
            <text:p>93.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402" calcext:value-type="float">
            <text:p>93.0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37152" calcext:value-type="float">
            <text:p>93.0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73728" calcext:value-type="float">
            <text:p>93.0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402" calcext:value-type="float">
            <text:p>93.0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402" calcext:value-type="float">
            <text:p>93.0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07256" calcext:value-type="float">
            <text:p>93.1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10304" calcext:value-type="float">
            <text:p>93.1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164" calcext:value-type="float">
            <text:p>93.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82872" calcext:value-type="float">
            <text:p>93.0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58488" calcext:value-type="float">
            <text:p>93.0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7924" calcext:value-type="float">
            <text:p>92.9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82288" calcext:value-type="float">
            <text:p>92.9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15816" calcext:value-type="float">
            <text:p>93.0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52392" calcext:value-type="float">
            <text:p>93.0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5544" calcext:value-type="float">
            <text:p>93.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46296" calcext:value-type="float">
            <text:p>93.0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43248" calcext:value-type="float">
            <text:p>93.0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61536" calcext:value-type="float">
            <text:p>93.0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2496" calcext:value-type="float">
            <text:p>93.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97528" calcext:value-type="float">
            <text:p>92.9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67048" calcext:value-type="float">
            <text:p>92.9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42664" calcext:value-type="float">
            <text:p>92.9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73144" calcext:value-type="float">
            <text:p>92.9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7924" calcext:value-type="float">
            <text:p>92.9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91432" calcext:value-type="float">
            <text:p>92.9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97528" calcext:value-type="float">
            <text:p>92.9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10-03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12768" calcext:value-type="float">
            <text:p>93.0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2684" calcext:value-type="float">
            <text:p>92.8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4208" calcext:value-type="float">
            <text:p>92.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48176" calcext:value-type="float">
            <text:p>92.8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02456" calcext:value-type="float">
            <text:p>92.8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84168" calcext:value-type="float">
            <text:p>92.7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02456" calcext:value-type="float">
            <text:p>92.8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08552" calcext:value-type="float">
            <text:p>92.8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45128" calcext:value-type="float">
            <text:p>92.8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23792" calcext:value-type="float">
            <text:p>92.8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23792" calcext:value-type="float">
            <text:p>92.8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08552" calcext:value-type="float">
            <text:p>92.8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14648" calcext:value-type="float">
            <text:p>92.8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05504" calcext:value-type="float">
            <text:p>92.8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05504" calcext:value-type="float">
            <text:p>92.8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02456" calcext:value-type="float">
            <text:p>92.8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02456" calcext:value-type="float">
            <text:p>92.8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87216" calcext:value-type="float">
            <text:p>92.7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8112" calcext:value-type="float">
            <text:p>92.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8112" calcext:value-type="float">
            <text:p>92.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05504" calcext:value-type="float">
            <text:p>92.8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5064" calcext:value-type="float">
            <text:p>92.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32352" calcext:value-type="float">
            <text:p>92.7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75024" calcext:value-type="float">
            <text:p>92.7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29888" calcext:value-type="float">
            <text:p>92.8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08552" calcext:value-type="float">
            <text:p>92.8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71976" calcext:value-type="float">
            <text:p>92.7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59784" calcext:value-type="float">
            <text:p>92.7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78072" calcext:value-type="float">
            <text:p>92.7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6588" calcext:value-type="float">
            <text:p>92.7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53688" calcext:value-type="float">
            <text:p>92.7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75024" calcext:value-type="float">
            <text:p>92.7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62832" calcext:value-type="float">
            <text:p>92.7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5064" calcext:value-type="float">
            <text:p>92.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56736" calcext:value-type="float">
            <text:p>92.7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84168" calcext:value-type="float">
            <text:p>92.7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14648" calcext:value-type="float">
            <text:p>92.8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93312" calcext:value-type="float">
            <text:p>92.7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68928" calcext:value-type="float">
            <text:p>92.7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47592" calcext:value-type="float">
            <text:p>92.7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75024" calcext:value-type="float">
            <text:p>92.7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90264" calcext:value-type="float">
            <text:p>92.7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75024" calcext:value-type="float">
            <text:p>92.7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47592" calcext:value-type="float">
            <text:p>92.7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38448" calcext:value-type="float">
            <text:p>92.7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5064" calcext:value-type="float">
            <text:p>92.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53688" calcext:value-type="float">
            <text:p>92.7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47592" calcext:value-type="float">
            <text:p>92.7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5064" calcext:value-type="float">
            <text:p>92.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59784" calcext:value-type="float">
            <text:p>92.7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44544" calcext:value-type="float">
            <text:p>92.7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29304" calcext:value-type="float">
            <text:p>92.7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38448" calcext:value-type="float">
            <text:p>92.7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14064" calcext:value-type="float">
            <text:p>92.7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17112" calcext:value-type="float">
            <text:p>92.7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14064" calcext:value-type="float">
            <text:p>92.7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98824" calcext:value-type="float">
            <text:p>92.6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98824" calcext:value-type="float">
            <text:p>92.6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14064" calcext:value-type="float">
            <text:p>92.7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2016" calcext:value-type="float">
            <text:p>92.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29304" calcext:value-type="float">
            <text:p>92.7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38448" calcext:value-type="float">
            <text:p>92.7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11016" calcext:value-type="float">
            <text:p>92.7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8968" calcext:value-type="float">
            <text:p>92.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80536" calcext:value-type="float">
            <text:p>92.6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77488" calcext:value-type="float">
            <text:p>92.6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92728" calcext:value-type="float">
            <text:p>92.6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01872" calcext:value-type="float">
            <text:p>92.7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95776" calcext:value-type="float">
            <text:p>92.6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86632" calcext:value-type="float">
            <text:p>92.6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80536" calcext:value-type="float">
            <text:p>92.6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62248" calcext:value-type="float">
            <text:p>92.6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592" calcext:value-type="float">
            <text:p>92.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68344" calcext:value-type="float">
            <text:p>92.66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77488" calcext:value-type="float">
            <text:p>92.6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83584" calcext:value-type="float">
            <text:p>92.6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92728" calcext:value-type="float">
            <text:p>92.6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77488" calcext:value-type="float">
            <text:p>92.6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77488" calcext:value-type="float">
            <text:p>92.6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50056" calcext:value-type="float">
            <text:p>92.6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40912" calcext:value-type="float">
            <text:p>92.6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34816" calcext:value-type="float">
            <text:p>92.6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53104" calcext:value-type="float">
            <text:p>92.6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77488" calcext:value-type="float">
            <text:p>92.6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8968" calcext:value-type="float">
            <text:p>92.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34816" calcext:value-type="float">
            <text:p>92.6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01288" calcext:value-type="float">
            <text:p>92.6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16528" calcext:value-type="float">
            <text:p>92.6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31768" calcext:value-type="float">
            <text:p>92.6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2872" calcext:value-type="float">
            <text:p>92.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16528" calcext:value-type="float">
            <text:p>92.6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07384" calcext:value-type="float">
            <text:p>92.6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07384" calcext:value-type="float">
            <text:p>92.6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37864" calcext:value-type="float">
            <text:p>92.6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31768" calcext:value-type="float">
            <text:p>92.6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07384" calcext:value-type="float">
            <text:p>92.6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73856" calcext:value-type="float">
            <text:p>92.5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70808" calcext:value-type="float">
            <text:p>92.5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86048" calcext:value-type="float">
            <text:p>92.5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95192" calcext:value-type="float">
            <text:p>92.5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22624" calcext:value-type="float">
            <text:p>92.6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4396" calcext:value-type="float">
            <text:p>92.6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1348" calcext:value-type="float">
            <text:p>92.6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86048" calcext:value-type="float">
            <text:p>92.5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73856" calcext:value-type="float">
            <text:p>92.5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76904" calcext:value-type="float">
            <text:p>92.5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86048" calcext:value-type="float">
            <text:p>92.5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92144" calcext:value-type="float">
            <text:p>92.5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83" calcext:value-type="float">
            <text:p>92.5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49472" calcext:value-type="float">
            <text:p>92.5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95192" calcext:value-type="float">
            <text:p>92.5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9824" calcext:value-type="float">
            <text:p>92.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01288" calcext:value-type="float">
            <text:p>92.6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1348" calcext:value-type="float">
            <text:p>92.6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10432" calcext:value-type="float">
            <text:p>92.6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92144" calcext:value-type="float">
            <text:p>92.5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40328" calcext:value-type="float">
            <text:p>92.5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73856" calcext:value-type="float">
            <text:p>92.5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01288" calcext:value-type="float">
            <text:p>92.6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25672" calcext:value-type="float">
            <text:p>92.6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16528" calcext:value-type="float">
            <text:p>92.6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76904" calcext:value-type="float">
            <text:p>92.5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43376" calcext:value-type="float">
            <text:p>92.5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25088" calcext:value-type="float">
            <text:p>92.5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40328" calcext:value-type="float">
            <text:p>92.5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55568" calcext:value-type="float">
            <text:p>92.5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79952" calcext:value-type="float">
            <text:p>92.5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9824" calcext:value-type="float">
            <text:p>92.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5252" calcext:value-type="float">
            <text:p>92.5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03752" calcext:value-type="float">
            <text:p>92.5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15944" calcext:value-type="float">
            <text:p>92.5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28136" calcext:value-type="float">
            <text:p>92.5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76904" calcext:value-type="float">
            <text:p>92.5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64128" calcext:value-type="float">
            <text:p>92.4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33648" calcext:value-type="float">
            <text:p>92.4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88512" calcext:value-type="float">
            <text:p>92.4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89096" calcext:value-type="float">
            <text:p>92.5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70808" calcext:value-type="float">
            <text:p>92.5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3728" calcext:value-type="float">
            <text:p>92.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2204" calcext:value-type="float">
            <text:p>92.5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068" calcext:value-type="float">
            <text:p>92.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068" calcext:value-type="float">
            <text:p>92.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00704" calcext:value-type="float">
            <text:p>92.5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88512" calcext:value-type="float">
            <text:p>92.4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82416" calcext:value-type="float">
            <text:p>92.4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4584" calcext:value-type="float">
            <text:p>92.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48888" calcext:value-type="float">
            <text:p>92.4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18992" calcext:value-type="float">
            <text:p>92.5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5252" calcext:value-type="float">
            <text:p>92.5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40328" calcext:value-type="float">
            <text:p>92.5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94608" calcext:value-type="float">
            <text:p>92.4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09848" calcext:value-type="float">
            <text:p>92.5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09848" calcext:value-type="float">
            <text:p>92.5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94608" calcext:value-type="float">
            <text:p>92.4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18992" calcext:value-type="float">
            <text:p>92.5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7632" calcext:value-type="float">
            <text:p>92.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73856" calcext:value-type="float">
            <text:p>92.5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43376" calcext:value-type="float">
            <text:p>92.5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9156" calcext:value-type="float">
            <text:p>92.4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18408" calcext:value-type="float">
            <text:p>92.4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78784" calcext:value-type="float">
            <text:p>92.3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03168" calcext:value-type="float">
            <text:p>92.4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03752" calcext:value-type="float">
            <text:p>92.5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94608" calcext:value-type="float">
            <text:p>92.4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306" calcext:value-type="float">
            <text:p>92.4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48888" calcext:value-type="float">
            <text:p>92.4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97656" calcext:value-type="float">
            <text:p>92.4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0012" calcext:value-type="float">
            <text:p>92.4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81832" calcext:value-type="float">
            <text:p>92.3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42792" calcext:value-type="float">
            <text:p>92.4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6108" calcext:value-type="float">
            <text:p>92.4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51936" calcext:value-type="float">
            <text:p>92.4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8488" calcext:value-type="float">
            <text:p>92.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27552" calcext:value-type="float">
            <text:p>92.4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068" calcext:value-type="float">
            <text:p>92.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00704" calcext:value-type="float">
            <text:p>92.5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068" calcext:value-type="float">
            <text:p>92.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03168" calcext:value-type="float">
            <text:p>92.4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48304" calcext:value-type="float">
            <text:p>92.3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26968" calcext:value-type="float">
            <text:p>92.3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6964" calcext:value-type="float">
            <text:p>92.3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09848" calcext:value-type="float">
            <text:p>92.5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54984" calcext:value-type="float">
            <text:p>92.4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06216" calcext:value-type="float">
            <text:p>92.4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94024" calcext:value-type="float">
            <text:p>92.3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87928" calcext:value-type="float">
            <text:p>92.3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6108" calcext:value-type="float">
            <text:p>92.4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4584" calcext:value-type="float">
            <text:p>92.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4584" calcext:value-type="float">
            <text:p>92.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03168" calcext:value-type="float">
            <text:p>92.4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06216" calcext:value-type="float">
            <text:p>92.4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72688" calcext:value-type="float">
            <text:p>92.3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3916" calcext:value-type="float">
            <text:p>92.3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63544" calcext:value-type="float">
            <text:p>92.3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66592" calcext:value-type="float">
            <text:p>92.3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6964" calcext:value-type="float">
            <text:p>92.3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8488" calcext:value-type="float">
            <text:p>92.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0868" calcext:value-type="float">
            <text:p>92.3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84296" calcext:value-type="float">
            <text:p>92.2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30016" calcext:value-type="float">
            <text:p>92.3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21456" calcext:value-type="float">
            <text:p>92.4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60496" calcext:value-type="float">
            <text:p>92.3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20872" calcext:value-type="float">
            <text:p>92.3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544" calcext:value-type="float">
            <text:p>92.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84296" calcext:value-type="float">
            <text:p>92.2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05048" calcext:value-type="float">
            <text:p>92.2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35528" calcext:value-type="float">
            <text:p>92.2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60496" calcext:value-type="float">
            <text:p>92.3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20872" calcext:value-type="float">
            <text:p>92.3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05632" calcext:value-type="float">
            <text:p>92.3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4772" calcext:value-type="float">
            <text:p>92.2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3916" calcext:value-type="float">
            <text:p>92.3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544" calcext:value-type="float">
            <text:p>92.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0868" calcext:value-type="float">
            <text:p>92.3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96488" calcext:value-type="float">
            <text:p>92.2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90392" calcext:value-type="float">
            <text:p>92.2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96488" calcext:value-type="float">
            <text:p>92.2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56864" calcext:value-type="float">
            <text:p>92.2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1724" calcext:value-type="float">
            <text:p>92.2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44672" calcext:value-type="float">
            <text:p>92.2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95904" calcext:value-type="float">
            <text:p>92.1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56864" calcext:value-type="float">
            <text:p>92.2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14192" calcext:value-type="float">
            <text:p>92.2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69056" calcext:value-type="float">
            <text:p>92.2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57448" calcext:value-type="float">
            <text:p>92.3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56864" calcext:value-type="float">
            <text:p>92.2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05048" calcext:value-type="float">
            <text:p>92.2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98952" calcext:value-type="float">
            <text:p>92.1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05048" calcext:value-type="float">
            <text:p>92.2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33064" calcext:value-type="float">
            <text:p>92.3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59912" calcext:value-type="float">
            <text:p>92.2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23336" calcext:value-type="float">
            <text:p>92.2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5628" calcext:value-type="float">
            <text:p>92.1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62376" calcext:value-type="float">
            <text:p>92.1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14776" calcext:value-type="float">
            <text:p>92.3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6296" calcext:value-type="float">
            <text:p>92.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81248" calcext:value-type="float">
            <text:p>92.2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14192" calcext:value-type="float">
            <text:p>92.2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77616" calcext:value-type="float">
            <text:p>92.1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29432" calcext:value-type="float">
            <text:p>92.2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98368" calcext:value-type="float">
            <text:p>92.0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83128" calcext:value-type="float">
            <text:p>92.0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4104" calcext:value-type="float">
            <text:p>92.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75152" calcext:value-type="float">
            <text:p>92.2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2392" calcext:value-type="float">
            <text:p>92.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99536" calcext:value-type="float">
            <text:p>92.2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41624" calcext:value-type="float">
            <text:p>92.2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80664" calcext:value-type="float">
            <text:p>92.1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34944" calcext:value-type="float">
            <text:p>92.1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02" calcext:value-type="float">
            <text:p>92.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77616" calcext:value-type="float">
            <text:p>92.1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23336" calcext:value-type="float">
            <text:p>92.2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84296" calcext:value-type="float">
            <text:p>92.2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8676" calcext:value-type="float">
            <text:p>92.1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258" calcext:value-type="float">
            <text:p>92.1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22752" calcext:value-type="float">
            <text:p>92.1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19704" calcext:value-type="float">
            <text:p>92.1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89808" calcext:value-type="float">
            <text:p>92.1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50768" calcext:value-type="float">
            <text:p>92.2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05048" calcext:value-type="float">
            <text:p>92.2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92856" calcext:value-type="float">
            <text:p>92.1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95904" calcext:value-type="float">
            <text:p>92.1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6296" calcext:value-type="float">
            <text:p>92.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05048" calcext:value-type="float">
            <text:p>92.2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59328" calcext:value-type="float">
            <text:p>92.1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89224" calcext:value-type="float">
            <text:p>92.0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52648" calcext:value-type="float">
            <text:p>92.0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8008" calcext:value-type="float">
            <text:p>92.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29432" calcext:value-type="float">
            <text:p>92.2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47136" calcext:value-type="float">
            <text:p>92.1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53232" calcext:value-type="float">
            <text:p>92.1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4772" calcext:value-type="float">
            <text:p>92.2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44088" calcext:value-type="float">
            <text:p>92.1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58744" calcext:value-type="float">
            <text:p>92.0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55696" calcext:value-type="float">
            <text:p>92.0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74568" calcext:value-type="float">
            <text:p>92.1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44672" calcext:value-type="float">
            <text:p>92.2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74568" calcext:value-type="float">
            <text:p>92.1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23336" calcext:value-type="float">
            <text:p>92.2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72104" calcext:value-type="float">
            <text:p>92.2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20288" calcext:value-type="float">
            <text:p>92.2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14192" calcext:value-type="float">
            <text:p>92.2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02" calcext:value-type="float">
            <text:p>92.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3248" calcext:value-type="float">
            <text:p>92.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80664" calcext:value-type="float">
            <text:p>92.1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8676" calcext:value-type="float">
            <text:p>92.1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4104" calcext:value-type="float">
            <text:p>92.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28848" calcext:value-type="float">
            <text:p>92.1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73984" calcext:value-type="float">
            <text:p>92.0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89224" calcext:value-type="float">
            <text:p>92.0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83712" calcext:value-type="float">
            <text:p>92.1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62376" calcext:value-type="float">
            <text:p>92.1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5628" calcext:value-type="float">
            <text:p>92.1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07512" calcext:value-type="float">
            <text:p>92.1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92272" calcext:value-type="float">
            <text:p>92.0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6484" calcext:value-type="float">
            <text:p>92.0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61792" calcext:value-type="float">
            <text:p>92.0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89808" calcext:value-type="float">
            <text:p>92.1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8676" calcext:value-type="float">
            <text:p>92.1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31896" calcext:value-type="float">
            <text:p>92.1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9532" calcext:value-type="float">
            <text:p>92.0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92272" calcext:value-type="float">
            <text:p>92.0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47136" calcext:value-type="float">
            <text:p>92.1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16656" calcext:value-type="float">
            <text:p>92.1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31896" calcext:value-type="float">
            <text:p>92.1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07512" calcext:value-type="float">
            <text:p>92.1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04464" calcext:value-type="float">
            <text:p>92.1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07512" calcext:value-type="float">
            <text:p>92.1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61792" calcext:value-type="float">
            <text:p>92.0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58744" calcext:value-type="float">
            <text:p>92.0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9532" calcext:value-type="float">
            <text:p>92.0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09976" calcext:value-type="float">
            <text:p>92.0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06928" calcext:value-type="float">
            <text:p>92.0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89224" calcext:value-type="float">
            <text:p>92.0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58744" calcext:value-type="float">
            <text:p>92.0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09976" calcext:value-type="float">
            <text:p>92.0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31312" calcext:value-type="float">
            <text:p>92.0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61792" calcext:value-type="float">
            <text:p>92.0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734" calcext:value-type="float">
            <text:p>91.9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61208" calcext:value-type="float">
            <text:p>91.9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52648" calcext:value-type="float">
            <text:p>92.0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89224" calcext:value-type="float">
            <text:p>92.0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58744" calcext:value-type="float">
            <text:p>92.0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58744" calcext:value-type="float">
            <text:p>92.0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91688" calcext:value-type="float">
            <text:p>91.9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97784" calcext:value-type="float">
            <text:p>91.9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28264" calcext:value-type="float">
            <text:p>92.0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77032" calcext:value-type="float">
            <text:p>92.0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3436" calcext:value-type="float">
            <text:p>92.0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16072" calcext:value-type="float">
            <text:p>92.0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22168" calcext:value-type="float">
            <text:p>92.0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94736" calcext:value-type="float">
            <text:p>91.9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79496" calcext:value-type="float">
            <text:p>91.9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91688" calcext:value-type="float">
            <text:p>91.9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94736" calcext:value-type="float">
            <text:p>91.9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91688" calcext:value-type="float">
            <text:p>91.9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91688" calcext:value-type="float">
            <text:p>91.9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70936" calcext:value-type="float">
            <text:p>92.0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37408" calcext:value-type="float">
            <text:p>92.0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25216" calcext:value-type="float">
            <text:p>92.0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25216" calcext:value-type="float">
            <text:p>92.0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8008" calcext:value-type="float">
            <text:p>92.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8008" calcext:value-type="float">
            <text:p>92.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58744" calcext:value-type="float">
            <text:p>92.0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70936" calcext:value-type="float">
            <text:p>92.0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77032" calcext:value-type="float">
            <text:p>92.0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25216" calcext:value-type="float">
            <text:p>92.0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85592" calcext:value-type="float">
            <text:p>91.9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06928" calcext:value-type="float">
            <text:p>92.0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1912" calcext:value-type="float">
            <text:p>92.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13024" calcext:value-type="float">
            <text:p>92.0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33776" calcext:value-type="float">
            <text:p>91.9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06344" calcext:value-type="float">
            <text:p>91.9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24632" calcext:value-type="float">
            <text:p>91.9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43504" calcext:value-type="float">
            <text:p>92.0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10-13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01416" calcext:value-type="float">
            <text:p>92.1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6484" calcext:value-type="float">
            <text:p>92.0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58744" calcext:value-type="float">
            <text:p>92.0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40456" calcext:value-type="float">
            <text:p>92.0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8008" calcext:value-type="float">
            <text:p>92.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25216" calcext:value-type="float">
            <text:p>92.0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09976" calcext:value-type="float">
            <text:p>92.0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97784" calcext:value-type="float">
            <text:p>91.9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00832" calcext:value-type="float">
            <text:p>92.0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00832" calcext:value-type="float">
            <text:p>92.0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91688" calcext:value-type="float">
            <text:p>91.9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8864" calcext:value-type="float">
            <text:p>91.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8864" calcext:value-type="float">
            <text:p>91.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8864" calcext:value-type="float">
            <text:p>91.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496" calcext:value-type="float">
            <text:p>92.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496" calcext:value-type="float">
            <text:p>92.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52648" calcext:value-type="float">
            <text:p>92.0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16072" calcext:value-type="float">
            <text:p>92.0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91688" calcext:value-type="float">
            <text:p>91.9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79496" calcext:value-type="float">
            <text:p>91.9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94736" calcext:value-type="float">
            <text:p>91.9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85592" calcext:value-type="float">
            <text:p>91.9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09392" calcext:value-type="float">
            <text:p>91.9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09392" calcext:value-type="float">
            <text:p>91.9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22168" calcext:value-type="float">
            <text:p>92.0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06928" calcext:value-type="float">
            <text:p>92.0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79496" calcext:value-type="float">
            <text:p>91.9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8864" calcext:value-type="float">
            <text:p>91.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0388" calcext:value-type="float">
            <text:p>92.0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13024" calcext:value-type="float">
            <text:p>92.0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09976" calcext:value-type="float">
            <text:p>92.0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734" calcext:value-type="float">
            <text:p>91.9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49016" calcext:value-type="float">
            <text:p>91.9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52064" calcext:value-type="float">
            <text:p>91.9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4292" calcext:value-type="float">
            <text:p>91.9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49016" calcext:value-type="float">
            <text:p>91.9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4292" calcext:value-type="float">
            <text:p>91.9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64256" calcext:value-type="float">
            <text:p>91.9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2768" calcext:value-type="float">
            <text:p>91.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45968" calcext:value-type="float">
            <text:p>91.9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39872" calcext:value-type="float">
            <text:p>91.9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30728" calcext:value-type="float">
            <text:p>91.9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45968" calcext:value-type="float">
            <text:p>91.9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67304" calcext:value-type="float">
            <text:p>91.9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0388" calcext:value-type="float">
            <text:p>92.0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61208" calcext:value-type="float">
            <text:p>91.9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45968" calcext:value-type="float">
            <text:p>91.9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39872" calcext:value-type="float">
            <text:p>91.9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45968" calcext:value-type="float">
            <text:p>91.9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24632" calcext:value-type="float">
            <text:p>91.9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15488" calcext:value-type="float">
            <text:p>91.9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09392" calcext:value-type="float">
            <text:p>91.9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94152" calcext:value-type="float">
            <text:p>91.8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94152" calcext:value-type="float">
            <text:p>91.8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1244" calcext:value-type="float">
            <text:p>91.9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24632" calcext:value-type="float">
            <text:p>91.9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03296" calcext:value-type="float">
            <text:p>91.9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1244" calcext:value-type="float">
            <text:p>91.9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2768" calcext:value-type="float">
            <text:p>91.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24632" calcext:value-type="float">
            <text:p>91.9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85008" calcext:value-type="float">
            <text:p>91.8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72816" calcext:value-type="float">
            <text:p>91.8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6672" calcext:value-type="float">
            <text:p>91.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75864" calcext:value-type="float">
            <text:p>91.8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6672" calcext:value-type="float">
            <text:p>91.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75864" calcext:value-type="float">
            <text:p>91.8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69768" calcext:value-type="float">
            <text:p>91.8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94152" calcext:value-type="float">
            <text:p>91.8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85008" calcext:value-type="float">
            <text:p>91.8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60624" calcext:value-type="float">
            <text:p>91.8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39288" calcext:value-type="float">
            <text:p>91.8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57576" calcext:value-type="float">
            <text:p>91.8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75864" calcext:value-type="float">
            <text:p>91.8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57576" calcext:value-type="float">
            <text:p>91.8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60624" calcext:value-type="float">
            <text:p>91.8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33192" calcext:value-type="float">
            <text:p>91.8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48432" calcext:value-type="float">
            <text:p>91.8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11856" calcext:value-type="float">
            <text:p>91.8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96616" calcext:value-type="float">
            <text:p>91.7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96616" calcext:value-type="float">
            <text:p>91.7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17952" calcext:value-type="float">
            <text:p>91.8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99664" calcext:value-type="float">
            <text:p>91.7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6004" calcext:value-type="float">
            <text:p>91.7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81376" calcext:value-type="float">
            <text:p>91.7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93568" calcext:value-type="float">
            <text:p>91.7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23464" calcext:value-type="float">
            <text:p>91.7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11272" calcext:value-type="float">
            <text:p>91.7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17368" calcext:value-type="float">
            <text:p>91.7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89936" calcext:value-type="float">
            <text:p>91.6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89936" calcext:value-type="float">
            <text:p>91.6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08224" calcext:value-type="float">
            <text:p>91.7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92984" calcext:value-type="float">
            <text:p>91.6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89936" calcext:value-type="float">
            <text:p>91.6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32024" calcext:value-type="float">
            <text:p>91.6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27096" calcext:value-type="float">
            <text:p>91.8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89936" calcext:value-type="float">
            <text:p>91.6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686" calcext:value-type="float">
            <text:p>91.6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98496" calcext:value-type="float">
            <text:p>91.5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8384" calcext:value-type="float">
            <text:p>91.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65552" calcext:value-type="float">
            <text:p>91.6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65552" calcext:value-type="float">
            <text:p>91.6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21712" calcext:value-type="float">
            <text:p>91.4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0-10-15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33904" calcext:value-type="float">
            <text:p>91.4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97328" calcext:value-type="float">
            <text:p>91.3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75992" calcext:value-type="float">
            <text:p>91.3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30272" calcext:value-type="float">
            <text:p>91.3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0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54656" calcext:value-type="float">
            <text:p>91.3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34488" calcext:value-type="float">
            <text:p>91.5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54656" calcext:value-type="float">
            <text:p>91.3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54656" calcext:value-type="float">
            <text:p>91.3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08936" calcext:value-type="float">
            <text:p>91.3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21712" calcext:value-type="float">
            <text:p>91.4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876" calcext:value-type="float">
            <text:p>91.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54656" calcext:value-type="float">
            <text:p>91.3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08936" calcext:value-type="float">
            <text:p>91.3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54656" calcext:value-type="float">
            <text:p>91.3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63216" calcext:value-type="float">
            <text:p>91.2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08936" calcext:value-type="float">
            <text:p>91.3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63216" calcext:value-type="float">
            <text:p>91.2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08936" calcext:value-type="float">
            <text:p>91.3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30272" calcext:value-type="float">
            <text:p>91.3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876" calcext:value-type="float">
            <text:p>91.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63216" calcext:value-type="float">
            <text:p>91.2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9616" calcext:value-type="float">
            <text:p>91.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17496" calcext:value-type="float">
            <text:p>91.2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21712" calcext:value-type="float">
            <text:p>91.4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4188" calcext:value-type="float">
            <text:p>91.2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63216" calcext:value-type="float">
            <text:p>91.2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9616" calcext:value-type="float">
            <text:p>91.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74824" calcext:value-type="float">
            <text:p>91.1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9616" calcext:value-type="float">
            <text:p>91.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74824" calcext:value-type="float">
            <text:p>91.1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876" calcext:value-type="float">
            <text:p>91.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4188" calcext:value-type="float">
            <text:p>91.2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08936" calcext:value-type="float">
            <text:p>91.3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9616" calcext:value-type="float">
            <text:p>91.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17496" calcext:value-type="float">
            <text:p>91.2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54656" calcext:value-type="float">
            <text:p>91.3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5044" calcext:value-type="float">
            <text:p>91.1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4188" calcext:value-type="float">
            <text:p>91.2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4188" calcext:value-type="float">
            <text:p>91.2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4188" calcext:value-type="float">
            <text:p>91.2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08936" calcext:value-type="float">
            <text:p>91.3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30272" calcext:value-type="float">
            <text:p>91.3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17496" calcext:value-type="float">
            <text:p>91.2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08936" calcext:value-type="float">
            <text:p>91.3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876" calcext:value-type="float">
            <text:p>91.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4188" calcext:value-type="float">
            <text:p>91.2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9616" calcext:value-type="float">
            <text:p>91.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30272" calcext:value-type="float">
            <text:p>91.3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4188" calcext:value-type="float">
            <text:p>91.2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08936" calcext:value-type="float">
            <text:p>91.3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54656" calcext:value-type="float">
            <text:p>91.3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43048" calcext:value-type="float">
            <text:p>91.4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97328" calcext:value-type="float">
            <text:p>91.3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54656" calcext:value-type="float">
            <text:p>91.3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9616" calcext:value-type="float">
            <text:p>91.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63216" calcext:value-type="float">
            <text:p>91.2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97328" calcext:value-type="float">
            <text:p>91.3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9616" calcext:value-type="float">
            <text:p>91.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63216" calcext:value-type="float">
            <text:p>91.2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75992" calcext:value-type="float">
            <text:p>91.3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30272" calcext:value-type="float">
            <text:p>91.3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876" calcext:value-type="float">
            <text:p>91.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08936" calcext:value-type="float">
            <text:p>91.3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4188" calcext:value-type="float">
            <text:p>91.2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54656" calcext:value-type="float">
            <text:p>91.3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63216" calcext:value-type="float">
            <text:p>91.2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63216" calcext:value-type="float">
            <text:p>91.2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5044" calcext:value-type="float">
            <text:p>91.1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17496" calcext:value-type="float">
            <text:p>91.2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74824" calcext:value-type="float">
            <text:p>91.1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876" calcext:value-type="float">
            <text:p>91.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63216" calcext:value-type="float">
            <text:p>91.2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9-10-23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5044" calcext:value-type="float">
            <text:p>91.1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17496" calcext:value-type="float">
            <text:p>91.2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4188" calcext:value-type="float">
            <text:p>91.2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5044" calcext:value-type="float">
            <text:p>91.1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16328" calcext:value-type="float">
            <text:p>91.0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9616" calcext:value-type="float">
            <text:p>91.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37664" calcext:value-type="float">
            <text:p>91.0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37664" calcext:value-type="float">
            <text:p>91.0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70608" calcext:value-type="float">
            <text:p>90.9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91944" calcext:value-type="float">
            <text:p>90.9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03552" calcext:value-type="float">
            <text:p>90.9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49272" calcext:value-type="float">
            <text:p>90.9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16328" calcext:value-type="float">
            <text:p>91.0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24888" calcext:value-type="float">
            <text:p>90.9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24888" calcext:value-type="float">
            <text:p>90.9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49272" calcext:value-type="float">
            <text:p>90.9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24888" calcext:value-type="float">
            <text:p>90.9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03552" calcext:value-type="float">
            <text:p>90.9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24888" calcext:value-type="float">
            <text:p>90.9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49272" calcext:value-type="float">
            <text:p>90.9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82216" calcext:value-type="float">
            <text:p>90.8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57832" calcext:value-type="float">
            <text:p>90.8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82216" calcext:value-type="float">
            <text:p>90.8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62048" calcext:value-type="float">
            <text:p>91.0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03552" calcext:value-type="float">
            <text:p>90.9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62048" calcext:value-type="float">
            <text:p>91.0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70608" calcext:value-type="float">
            <text:p>90.9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57832" calcext:value-type="float">
            <text:p>90.8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70608" calcext:value-type="float">
            <text:p>90.9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03552" calcext:value-type="float">
            <text:p>90.9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82216" calcext:value-type="float">
            <text:p>90.8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91944" calcext:value-type="float">
            <text:p>90.9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57832" calcext:value-type="float">
            <text:p>90.8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16328" calcext:value-type="float">
            <text:p>91.0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49272" calcext:value-type="float">
            <text:p>90.9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62048" calcext:value-type="float">
            <text:p>91.0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49272" calcext:value-type="float">
            <text:p>90.9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49272" calcext:value-type="float">
            <text:p>90.9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16328" calcext:value-type="float">
            <text:p>91.0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49272" calcext:value-type="float">
            <text:p>90.9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16328" calcext:value-type="float">
            <text:p>91.0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57832" calcext:value-type="float">
            <text:p>90.8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03552" calcext:value-type="float">
            <text:p>90.9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82216" calcext:value-type="float">
            <text:p>90.8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70608" calcext:value-type="float">
            <text:p>90.9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03552" calcext:value-type="float">
            <text:p>90.9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82216" calcext:value-type="float">
            <text:p>90.8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49272" calcext:value-type="float">
            <text:p>90.9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03552" calcext:value-type="float">
            <text:p>90.9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16328" calcext:value-type="float">
            <text:p>91.0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24888" calcext:value-type="float">
            <text:p>90.9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82216" calcext:value-type="float">
            <text:p>90.8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82216" calcext:value-type="float">
            <text:p>90.8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12112" calcext:value-type="float">
            <text:p>90.8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03552" calcext:value-type="float">
            <text:p>90.9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57832" calcext:value-type="float">
            <text:p>90.8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0776" calcext:value-type="float">
            <text:p>90.7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70608" calcext:value-type="float">
            <text:p>90.9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03552" calcext:value-type="float">
            <text:p>90.9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57832" calcext:value-type="float">
            <text:p>90.8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6944" calcext:value-type="float">
            <text:p>90.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6944" calcext:value-type="float">
            <text:p>90.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6944" calcext:value-type="float">
            <text:p>90.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03552" calcext:value-type="float">
            <text:p>90.9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57832" calcext:value-type="float">
            <text:p>90.8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2372" calcext:value-type="float">
            <text:p>90.7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0776" calcext:value-type="float">
            <text:p>90.7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0776" calcext:value-type="float">
            <text:p>90.7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6944" calcext:value-type="float">
            <text:p>90.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6944" calcext:value-type="float">
            <text:p>90.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8-10-29 2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0848" calcext:value-type="float">
            <text:p>90.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36496" calcext:value-type="float">
            <text:p>90.8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0776" calcext:value-type="float">
            <text:p>90.7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82216" calcext:value-type="float">
            <text:p>90.8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12112" calcext:value-type="float">
            <text:p>90.8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45056" calcext:value-type="float">
            <text:p>90.7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2372" calcext:value-type="float">
            <text:p>90.7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45056" calcext:value-type="float">
            <text:p>90.7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0776" calcext:value-type="float">
            <text:p>90.7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0776" calcext:value-type="float">
            <text:p>90.7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36496" calcext:value-type="float">
            <text:p>90.8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2372" calcext:value-type="float">
            <text:p>90.7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6664" calcext:value-type="float">
            <text:p>90.6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8" calcext:value-type="float">
            <text:p>90.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8" calcext:value-type="float">
            <text:p>90.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9336" calcext:value-type="float">
            <text:p>90.6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2372" calcext:value-type="float">
            <text:p>90.7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6664" calcext:value-type="float">
            <text:p>90.6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6664" calcext:value-type="float">
            <text:p>90.6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10944" calcext:value-type="float">
            <text:p>90.6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10944" calcext:value-type="float">
            <text:p>90.6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6664" calcext:value-type="float">
            <text:p>90.6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3228" calcext:value-type="float">
            <text:p>90.6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10944" calcext:value-type="float">
            <text:p>90.6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6664" calcext:value-type="float">
            <text:p>90.6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8" calcext:value-type="float">
            <text:p>90.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45056" calcext:value-type="float">
            <text:p>90.7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8" calcext:value-type="float">
            <text:p>90.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8" calcext:value-type="float">
            <text:p>90.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6664" calcext:value-type="float">
            <text:p>90.6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8-05-3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8" calcext:value-type="float">
            <text:p>90.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8-05-2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6664" calcext:value-type="float">
            <text:p>90.6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8-05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9336" calcext:value-type="float">
            <text:p>90.6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8-05-1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6664" calcext:value-type="float">
            <text:p>90.6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8" calcext:value-type="float">
            <text:p>90.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8-05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8" calcext:value-type="float">
            <text:p>90.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8-04-3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6944" calcext:value-type="float">
            <text:p>90.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8-04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6664" calcext:value-type="float">
            <text:p>90.6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3228" calcext:value-type="float">
            <text:p>90.6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8-04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2372" calcext:value-type="float">
            <text:p>90.7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6944" calcext:value-type="float">
            <text:p>90.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8-03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45056" calcext:value-type="float">
            <text:p>90.7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8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2372" calcext:value-type="float">
            <text:p>90.7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8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45056" calcext:value-type="float">
            <text:p>90.7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8-03-1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45056" calcext:value-type="float">
            <text:p>90.7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8-03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2372" calcext:value-type="float">
            <text:p>90.7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8-0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45056" calcext:value-type="float">
            <text:p>90.7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8-02-2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12112" calcext:value-type="float">
            <text:p>90.8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8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0776" calcext:value-type="float">
            <text:p>90.7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8-0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82216" calcext:value-type="float">
            <text:p>90.8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36496" calcext:value-type="float">
            <text:p>90.8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8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8" calcext:value-type="float">
            <text:p>90.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8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6664" calcext:value-type="float">
            <text:p>90.6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8-0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45056" calcext:value-type="float">
            <text:p>90.7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8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45056" calcext:value-type="float">
            <text:p>90.7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8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57832" calcext:value-type="float">
            <text:p>90.8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8-01-0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9336" calcext:value-type="float">
            <text:p>90.6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7-12-3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12112" calcext:value-type="float">
            <text:p>90.8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7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6944" calcext:value-type="float">
            <text:p>90.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7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2372" calcext:value-type="float">
            <text:p>90.7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7-12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9336" calcext:value-type="float">
            <text:p>90.6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7-12-1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9336" calcext:value-type="float">
            <text:p>90.6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7-12-1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10944" calcext:value-type="float">
            <text:p>90.6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7-12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45056" calcext:value-type="float">
            <text:p>90.7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7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12112" calcext:value-type="float">
            <text:p>90.8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7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10944" calcext:value-type="float">
            <text:p>90.6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7-11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3228" calcext:value-type="float">
            <text:p>90.6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7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9336" calcext:value-type="float">
            <text:p>90.6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7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2372" calcext:value-type="float">
            <text:p>90.7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7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2372" calcext:value-type="float">
            <text:p>90.7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7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0776" calcext:value-type="float">
            <text:p>90.7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7-11-0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8" calcext:value-type="float">
            <text:p>90.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7-10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6664" calcext:value-type="float">
            <text:p>90.6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7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3228" calcext:value-type="float">
            <text:p>90.6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7-10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9336" calcext:value-type="float">
            <text:p>90.6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7-10-1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656" calcext:value-type="float">
            <text:p>90.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7-10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10944" calcext:value-type="float">
            <text:p>90.6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7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65224" calcext:value-type="float">
            <text:p>90.5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7-10-02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1704" calcext:value-type="float">
            <text:p>90.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7-09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65224" calcext:value-type="float">
            <text:p>90.5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7-09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10944" calcext:value-type="float">
            <text:p>90.6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7-09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656" calcext:value-type="float">
            <text:p>90.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7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656" calcext:value-type="float">
            <text:p>90.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7-09-1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65224" calcext:value-type="float">
            <text:p>90.5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7-09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98168" calcext:value-type="float">
            <text:p>90.4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7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10944" calcext:value-type="float">
            <text:p>90.6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7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3228" calcext:value-type="float">
            <text:p>90.6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7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43888" calcext:value-type="float">
            <text:p>90.5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7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656" calcext:value-type="float">
            <text:p>90.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7-08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19504" calcext:value-type="float">
            <text:p>90.5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7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65224" calcext:value-type="float">
            <text:p>90.5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7-07-3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19504" calcext:value-type="float">
            <text:p>90.5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7-07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19504" calcext:value-type="float">
            <text:p>90.5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7-07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76832" calcext:value-type="float">
            <text:p>90.4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7-07-1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43888" calcext:value-type="float">
            <text:p>90.5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7-07-1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43888" calcext:value-type="float">
            <text:p>90.5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7-07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43888" calcext:value-type="float">
            <text:p>90.5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7-06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65224" calcext:value-type="float">
            <text:p>90.5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7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43888" calcext:value-type="float">
            <text:p>90.5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7-06-2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19504" calcext:value-type="float">
            <text:p>90.5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7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19504" calcext:value-type="float">
            <text:p>90.5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7-06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65224" calcext:value-type="float">
            <text:p>90.5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7-06-0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3228" calcext:value-type="float">
            <text:p>90.6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7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43888" calcext:value-type="float">
            <text:p>90.5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7-05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6664" calcext:value-type="float">
            <text:p>90.6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7-05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3228" calcext:value-type="float">
            <text:p>90.6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7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10944" calcext:value-type="float">
            <text:p>90.6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7-05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6664" calcext:value-type="float">
            <text:p>90.6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7-05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656" calcext:value-type="float">
            <text:p>90.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45056" calcext:value-type="float">
            <text:p>90.7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7-04-2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2372" calcext:value-type="float">
            <text:p>90.7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7-04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10944" calcext:value-type="float">
            <text:p>90.6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7-04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10944" calcext:value-type="float">
            <text:p>90.6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7-04-1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10944" calcext:value-type="float">
            <text:p>90.6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7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10944" calcext:value-type="float">
            <text:p>90.6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7-03-3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8" calcext:value-type="float">
            <text:p>90.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7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6664" calcext:value-type="float">
            <text:p>90.6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9336" calcext:value-type="float">
            <text:p>90.6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7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656" calcext:value-type="float">
            <text:p>90.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7-03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65224" calcext:value-type="float">
            <text:p>90.5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2372" calcext:value-type="float">
            <text:p>90.7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7-02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3228" calcext:value-type="float">
            <text:p>90.6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7-02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8" calcext:value-type="float">
            <text:p>90.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7-02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6664" calcext:value-type="float">
            <text:p>90.6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7-02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02384" calcext:value-type="float">
            <text:p>90.7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7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45056" calcext:value-type="float">
            <text:p>90.7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7-01-3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6664" calcext:value-type="float">
            <text:p>90.6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7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45056" calcext:value-type="float">
            <text:p>90.7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7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0776" calcext:value-type="float">
            <text:p>90.7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57832" calcext:value-type="float">
            <text:p>90.8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7-01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45056" calcext:value-type="float">
            <text:p>90.7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7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36496" calcext:value-type="float">
            <text:p>90.8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45056" calcext:value-type="float">
            <text:p>90.7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6-12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0776" calcext:value-type="float">
            <text:p>90.7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6-12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02384" calcext:value-type="float">
            <text:p>90.7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6-12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6944" calcext:value-type="float">
            <text:p>90.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6-12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6944" calcext:value-type="float">
            <text:p>90.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82216" calcext:value-type="float">
            <text:p>90.8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6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2372" calcext:value-type="float">
            <text:p>90.7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6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02384" calcext:value-type="float">
            <text:p>90.7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6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6664" calcext:value-type="float">
            <text:p>90.6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6-11-1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3228" calcext:value-type="float">
            <text:p>90.6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6-11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8" calcext:value-type="float">
            <text:p>90.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6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2372" calcext:value-type="float">
            <text:p>90.7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6-10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9608" calcext:value-type="float">
            <text:p>90.5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6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6664" calcext:value-type="float">
            <text:p>90.6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6-10-2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10944" calcext:value-type="float">
            <text:p>90.6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6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8" calcext:value-type="float">
            <text:p>90.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6-10-1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65224" calcext:value-type="float">
            <text:p>90.5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6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10944" calcext:value-type="float">
            <text:p>90.6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6-10-03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68272" calcext:value-type="float">
            <text:p>90.5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6-09-3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43888" calcext:value-type="float">
            <text:p>90.5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6-09-2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6664" calcext:value-type="float">
            <text:p>90.6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6-09-2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22552" calcext:value-type="float">
            <text:p>90.5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6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65224" calcext:value-type="float">
            <text:p>90.5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6-09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65224" calcext:value-type="float">
            <text:p>90.5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6-09-0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9608" calcext:value-type="float">
            <text:p>90.5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2372" calcext:value-type="float">
            <text:p>90.7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6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8" calcext:value-type="float">
            <text:p>90.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6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45056" calcext:value-type="float">
            <text:p>90.7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6-08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43888" calcext:value-type="float">
            <text:p>90.5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6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9608" calcext:value-type="float">
            <text:p>90.5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6-07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65224" calcext:value-type="float">
            <text:p>90.5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6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65224" calcext:value-type="float">
            <text:p>90.5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6-07-2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22552" calcext:value-type="float">
            <text:p>90.5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6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43888" calcext:value-type="float">
            <text:p>90.5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6-07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9608" calcext:value-type="float">
            <text:p>90.5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6-07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22552" calcext:value-type="float">
            <text:p>90.5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6-06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43888" calcext:value-type="float">
            <text:p>90.5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6-06-2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10944" calcext:value-type="float">
            <text:p>90.6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6-06-2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98168" calcext:value-type="float">
            <text:p>90.4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6-06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22552" calcext:value-type="float">
            <text:p>90.5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6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43888" calcext:value-type="float">
            <text:p>90.5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6-06-0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9608" calcext:value-type="float">
            <text:p>90.5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6-05-3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65224" calcext:value-type="float">
            <text:p>90.5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6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6664" calcext:value-type="float">
            <text:p>90.6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6-05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10944" calcext:value-type="float">
            <text:p>90.6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6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6664" calcext:value-type="float">
            <text:p>90.6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6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10944" calcext:value-type="float">
            <text:p>90.6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6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9608" calcext:value-type="float">
            <text:p>90.5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6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3228" calcext:value-type="float">
            <text:p>90.6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6-04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6664" calcext:value-type="float">
            <text:p>90.6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6-04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6664" calcext:value-type="float">
            <text:p>90.6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6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02384" calcext:value-type="float">
            <text:p>90.7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6-04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02384" calcext:value-type="float">
            <text:p>90.7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6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10944" calcext:value-type="float">
            <text:p>90.6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0776" calcext:value-type="float">
            <text:p>90.7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6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8" calcext:value-type="float">
            <text:p>90.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6-03-2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9608" calcext:value-type="float">
            <text:p>90.5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6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3228" calcext:value-type="float">
            <text:p>90.6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6-03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45056" calcext:value-type="float">
            <text:p>90.7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6-03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9608" calcext:value-type="float">
            <text:p>90.5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9608" calcext:value-type="float">
            <text:p>90.5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2372" calcext:value-type="float">
            <text:p>90.7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02384" calcext:value-type="float">
            <text:p>90.7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10944" calcext:value-type="float">
            <text:p>90.6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10944" calcext:value-type="float">
            <text:p>90.6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8" calcext:value-type="float">
            <text:p>90.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3228" calcext:value-type="float">
            <text:p>90.6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8" calcext:value-type="float">
            <text:p>90.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8" calcext:value-type="float">
            <text:p>90.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3228" calcext:value-type="float">
            <text:p>90.6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6664" calcext:value-type="float">
            <text:p>90.6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10944" calcext:value-type="float">
            <text:p>90.6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8" calcext:value-type="float">
            <text:p>90.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8" calcext:value-type="float">
            <text:p>90.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02384" calcext:value-type="float">
            <text:p>90.7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3228" calcext:value-type="float">
            <text:p>90.6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43888" calcext:value-type="float">
            <text:p>90.5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2372" calcext:value-type="float">
            <text:p>90.7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6664" calcext:value-type="float">
            <text:p>90.6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43888" calcext:value-type="float">
            <text:p>90.5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3228" calcext:value-type="float">
            <text:p>90.6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10944" calcext:value-type="float">
            <text:p>90.6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10944" calcext:value-type="float">
            <text:p>90.6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6464" calcext:value-type="float">
            <text:p>90.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45056" calcext:value-type="float">
            <text:p>90.7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2372" calcext:value-type="float">
            <text:p>90.7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9608" calcext:value-type="float">
            <text:p>90.5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43888" calcext:value-type="float">
            <text:p>90.5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22552" calcext:value-type="float">
            <text:p>90.5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43888" calcext:value-type="float">
            <text:p>90.5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98168" calcext:value-type="float">
            <text:p>90.4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22552" calcext:value-type="float">
            <text:p>90.5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98168" calcext:value-type="float">
            <text:p>90.4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43888" calcext:value-type="float">
            <text:p>90.5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43888" calcext:value-type="float">
            <text:p>90.5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98168" calcext:value-type="float">
            <text:p>90.4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22552" calcext:value-type="float">
            <text:p>90.5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52448" calcext:value-type="float">
            <text:p>90.4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65224" calcext:value-type="float">
            <text:p>90.5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52448" calcext:value-type="float">
            <text:p>90.4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09776" calcext:value-type="float">
            <text:p>90.4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31112" calcext:value-type="float">
            <text:p>90.4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64056" calcext:value-type="float">
            <text:p>90.3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31112" calcext:value-type="float">
            <text:p>90.4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31112" calcext:value-type="float">
            <text:p>90.4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52448" calcext:value-type="float">
            <text:p>90.4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31112" calcext:value-type="float">
            <text:p>90.4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76832" calcext:value-type="float">
            <text:p>90.4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09776" calcext:value-type="float">
            <text:p>90.4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31112" calcext:value-type="float">
            <text:p>90.4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98168" calcext:value-type="float">
            <text:p>90.4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52448" calcext:value-type="float">
            <text:p>90.4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52448" calcext:value-type="float">
            <text:p>90.4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31112" calcext:value-type="float">
            <text:p>90.4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31112" calcext:value-type="float">
            <text:p>90.4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65224" calcext:value-type="float">
            <text:p>90.5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31112" calcext:value-type="float">
            <text:p>90.4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65224" calcext:value-type="float">
            <text:p>90.5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9608" calcext:value-type="float">
            <text:p>90.5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65224" calcext:value-type="float">
            <text:p>90.5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98168" calcext:value-type="float">
            <text:p>90.4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43888" calcext:value-type="float">
            <text:p>90.5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43888" calcext:value-type="float">
            <text:p>90.5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43888" calcext:value-type="float">
            <text:p>90.5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22552" calcext:value-type="float">
            <text:p>90.5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3228" calcext:value-type="float">
            <text:p>90.6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76832" calcext:value-type="float">
            <text:p>90.4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43888" calcext:value-type="float">
            <text:p>90.5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9608" calcext:value-type="float">
            <text:p>90.5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98168" calcext:value-type="float">
            <text:p>90.4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3228" calcext:value-type="float">
            <text:p>90.6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43888" calcext:value-type="float">
            <text:p>90.5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6664" calcext:value-type="float">
            <text:p>90.6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02384" calcext:value-type="float">
            <text:p>90.7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6664" calcext:value-type="float">
            <text:p>90.6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9608" calcext:value-type="float">
            <text:p>90.5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98168" calcext:value-type="float">
            <text:p>90.4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43888" calcext:value-type="float">
            <text:p>90.5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98168" calcext:value-type="float">
            <text:p>90.4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76832" calcext:value-type="float">
            <text:p>90.4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76832" calcext:value-type="float">
            <text:p>90.4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98168" calcext:value-type="float">
            <text:p>90.4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9608" calcext:value-type="float">
            <text:p>90.5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31112" calcext:value-type="float">
            <text:p>90.4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98168" calcext:value-type="float">
            <text:p>90.4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22552" calcext:value-type="float">
            <text:p>90.5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43888" calcext:value-type="float">
            <text:p>90.5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52448" calcext:value-type="float">
            <text:p>90.4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09776" calcext:value-type="float">
            <text:p>90.4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09776" calcext:value-type="float">
            <text:p>90.4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85392" calcext:value-type="float">
            <text:p>90.3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98168" calcext:value-type="float">
            <text:p>90.4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22552" calcext:value-type="float">
            <text:p>90.5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43888" calcext:value-type="float">
            <text:p>90.5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31112" calcext:value-type="float">
            <text:p>90.4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39672" calcext:value-type="float">
            <text:p>90.3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18336" calcext:value-type="float">
            <text:p>90.3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64056" calcext:value-type="float">
            <text:p>90.3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39672" calcext:value-type="float">
            <text:p>90.3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85392" calcext:value-type="float">
            <text:p>90.3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31112" calcext:value-type="float">
            <text:p>90.4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8176" calcext:value-type="float">
            <text:p>90.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64056" calcext:value-type="float">
            <text:p>90.3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18336" calcext:value-type="float">
            <text:p>90.3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39672" calcext:value-type="float">
            <text:p>90.3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42136" calcext:value-type="float">
            <text:p>90.2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08" calcext:value-type="float">
            <text:p>90.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508" calcext:value-type="float">
            <text:p>90.1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6416" calcext:value-type="float">
            <text:p>90.1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0696" calcext:value-type="float">
            <text:p>90.1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0696" calcext:value-type="float">
            <text:p>90.1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508" calcext:value-type="float">
            <text:p>90.1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8024" calcext:value-type="float">
            <text:p>90.1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0696" calcext:value-type="float">
            <text:p>90.1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0696" calcext:value-type="float">
            <text:p>90.1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8024" calcext:value-type="float">
            <text:p>90.1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0696" calcext:value-type="float">
            <text:p>90.1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508" calcext:value-type="float">
            <text:p>90.1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936" calcext:value-type="float">
            <text:p>90.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8024" calcext:value-type="float">
            <text:p>90.1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936" calcext:value-type="float">
            <text:p>90.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936" calcext:value-type="float">
            <text:p>90.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364" calcext:value-type="float">
            <text:p>90.0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0696" calcext:value-type="float">
            <text:p>90.1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8024" calcext:value-type="float">
            <text:p>90.1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508" calcext:value-type="float">
            <text:p>90.1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0696" calcext:value-type="float">
            <text:p>90.1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6416" calcext:value-type="float">
            <text:p>90.1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0696" calcext:value-type="float">
            <text:p>90.1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936" calcext:value-type="float">
            <text:p>90.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08" calcext:value-type="float">
            <text:p>90.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6416" calcext:value-type="float">
            <text:p>90.1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364" calcext:value-type="float">
            <text:p>90.0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936" calcext:value-type="float">
            <text:p>90.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0696" calcext:value-type="float">
            <text:p>90.1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5248" calcext:value-type="float">
            <text:p>89.9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364" calcext:value-type="float">
            <text:p>90.0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508" calcext:value-type="float">
            <text:p>90.1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8024" calcext:value-type="float">
            <text:p>90.1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2304" calcext:value-type="float">
            <text:p>90.0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8024" calcext:value-type="float">
            <text:p>90.1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508" calcext:value-type="float">
            <text:p>90.1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508" calcext:value-type="float">
            <text:p>90.1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364" calcext:value-type="float">
            <text:p>90.0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0696" calcext:value-type="float">
            <text:p>90.1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87856" calcext:value-type="float">
            <text:p>90.2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54912" calcext:value-type="float">
            <text:p>90.3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42136" calcext:value-type="float">
            <text:p>90.2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33576" calcext:value-type="float">
            <text:p>90.3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87856" calcext:value-type="float">
            <text:p>90.2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09192" calcext:value-type="float">
            <text:p>90.3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63472" calcext:value-type="float">
            <text:p>90.2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33576" calcext:value-type="float">
            <text:p>90.3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0696" calcext:value-type="float">
            <text:p>90.1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87856" calcext:value-type="float">
            <text:p>90.2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54912" calcext:value-type="float">
            <text:p>90.3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08" calcext:value-type="float">
            <text:p>90.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6416" calcext:value-type="float">
            <text:p>90.1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63472" calcext:value-type="float">
            <text:p>90.2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6416" calcext:value-type="float">
            <text:p>90.1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364" calcext:value-type="float">
            <text:p>90.0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0696" calcext:value-type="float">
            <text:p>90.1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6416" calcext:value-type="float">
            <text:p>90.1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508" calcext:value-type="float">
            <text:p>90.1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6416" calcext:value-type="float">
            <text:p>90.1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08" calcext:value-type="float">
            <text:p>90.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08" calcext:value-type="float">
            <text:p>90.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936" calcext:value-type="float">
            <text:p>90.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508" calcext:value-type="float">
            <text:p>90.1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936" calcext:value-type="float">
            <text:p>90.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2304" calcext:value-type="float">
            <text:p>90.0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6416" calcext:value-type="float">
            <text:p>90.1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0696" calcext:value-type="float">
            <text:p>90.1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508" calcext:value-type="float">
            <text:p>90.1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8024" calcext:value-type="float">
            <text:p>90.1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6416" calcext:value-type="float">
            <text:p>90.1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0696" calcext:value-type="float">
            <text:p>90.1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0696" calcext:value-type="float">
            <text:p>90.1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8024" calcext:value-type="float">
            <text:p>90.1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8024" calcext:value-type="float">
            <text:p>90.1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2304" calcext:value-type="float">
            <text:p>90.0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8024" calcext:value-type="float">
            <text:p>90.1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6584" calcext:value-type="float">
            <text:p>90.0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0968" calcext:value-type="float">
            <text:p>90.0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2304" calcext:value-type="float">
            <text:p>90.0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5248" calcext:value-type="float">
            <text:p>89.9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5248" calcext:value-type="float">
            <text:p>89.9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0864" calcext:value-type="float">
            <text:p>89.9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5248" calcext:value-type="float">
            <text:p>89.9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6584" calcext:value-type="float">
            <text:p>90.0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0968" calcext:value-type="float">
            <text:p>90.0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0864" calcext:value-type="float">
            <text:p>89.9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0968" calcext:value-type="float">
            <text:p>90.0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0968" calcext:value-type="float">
            <text:p>90.0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5248" calcext:value-type="float">
            <text:p>89.9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5248" calcext:value-type="float">
            <text:p>89.9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5248" calcext:value-type="float">
            <text:p>89.9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6584" calcext:value-type="float">
            <text:p>90.0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0968" calcext:value-type="float">
            <text:p>90.0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6584" calcext:value-type="float">
            <text:p>90.0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28192" calcext:value-type="float">
            <text:p>89.9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6584" calcext:value-type="float">
            <text:p>90.0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5248" calcext:value-type="float">
            <text:p>89.9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6584" calcext:value-type="float">
            <text:p>90.0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6584" calcext:value-type="float">
            <text:p>90.0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6584" calcext:value-type="float">
            <text:p>90.0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9528" calcext:value-type="float">
            <text:p>89.9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5248" calcext:value-type="float">
            <text:p>89.9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6584" calcext:value-type="float">
            <text:p>90.0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6584" calcext:value-type="float">
            <text:p>90.0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2304" calcext:value-type="float">
            <text:p>90.0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0864" calcext:value-type="float">
            <text:p>89.9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9528" calcext:value-type="float">
            <text:p>89.9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9528" calcext:value-type="float">
            <text:p>89.9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0864" calcext:value-type="float">
            <text:p>89.9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6584" calcext:value-type="float">
            <text:p>90.0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0864" calcext:value-type="float">
            <text:p>89.9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0968" calcext:value-type="float">
            <text:p>90.0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0968" calcext:value-type="float">
            <text:p>90.0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28192" calcext:value-type="float">
            <text:p>89.9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9528" calcext:value-type="float">
            <text:p>89.9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5248" calcext:value-type="float">
            <text:p>89.9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5248" calcext:value-type="float">
            <text:p>89.9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5248" calcext:value-type="float">
            <text:p>89.9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2472" calcext:value-type="float">
            <text:p>89.8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28192" calcext:value-type="float">
            <text:p>89.9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3808" calcext:value-type="float">
            <text:p>89.9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28192" calcext:value-type="float">
            <text:p>89.9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2472" calcext:value-type="float">
            <text:p>89.8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15416" calcext:value-type="float">
            <text:p>89.8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6584" calcext:value-type="float">
            <text:p>90.0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15416" calcext:value-type="float">
            <text:p>89.8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58088" calcext:value-type="float">
            <text:p>89.8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9696" calcext:value-type="float">
            <text:p>89.7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15416" calcext:value-type="float">
            <text:p>89.8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91032" calcext:value-type="float">
            <text:p>89.7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15416" calcext:value-type="float">
            <text:p>89.8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36752" calcext:value-type="float">
            <text:p>89.8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264" calcext:value-type="float">
            <text:p>89.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91032" calcext:value-type="float">
            <text:p>89.7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91032" calcext:value-type="float">
            <text:p>89.7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264" calcext:value-type="float">
            <text:p>89.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9696" calcext:value-type="float">
            <text:p>89.7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23976" calcext:value-type="float">
            <text:p>89.7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264" calcext:value-type="float">
            <text:p>89.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22808" calcext:value-type="float">
            <text:p>89.5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32536" calcext:value-type="float">
            <text:p>89.6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9696" calcext:value-type="float">
            <text:p>89.7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692" calcext:value-type="float">
            <text:p>89.6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78256" calcext:value-type="float">
            <text:p>89.6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32536" calcext:value-type="float">
            <text:p>89.6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692" calcext:value-type="float">
            <text:p>89.6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32536" calcext:value-type="float">
            <text:p>89.6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692" calcext:value-type="float">
            <text:p>89.6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32536" calcext:value-type="float">
            <text:p>89.6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548" calcext:value-type="float">
            <text:p>89.5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12" calcext:value-type="float">
            <text:p>89.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9864" calcext:value-type="float">
            <text:p>89.5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548" calcext:value-type="float">
            <text:p>89.5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9864" calcext:value-type="float">
            <text:p>89.5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976" calcext:value-type="float">
            <text:p>89.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548" calcext:value-type="float">
            <text:p>89.5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12" calcext:value-type="float">
            <text:p>89.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44144" calcext:value-type="float">
            <text:p>89.5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44144" calcext:value-type="float">
            <text:p>89.5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976" calcext:value-type="float">
            <text:p>89.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9864" calcext:value-type="float">
            <text:p>89.5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976" calcext:value-type="float">
            <text:p>89.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9864" calcext:value-type="float">
            <text:p>89.5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548" calcext:value-type="float">
            <text:p>89.5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548" calcext:value-type="float">
            <text:p>89.5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548" calcext:value-type="float">
            <text:p>89.5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98424" calcext:value-type="float">
            <text:p>89.4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98424" calcext:value-type="float">
            <text:p>89.4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44144" calcext:value-type="float">
            <text:p>89.5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976" calcext:value-type="float">
            <text:p>89.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976" calcext:value-type="float">
            <text:p>89.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44144" calcext:value-type="float">
            <text:p>89.5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9864" calcext:value-type="float">
            <text:p>89.5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548" calcext:value-type="float">
            <text:p>89.5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77088" calcext:value-type="float">
            <text:p>89.4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976" calcext:value-type="float">
            <text:p>89.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44144" calcext:value-type="float">
            <text:p>89.5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77088" calcext:value-type="float">
            <text:p>89.4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548" calcext:value-type="float">
            <text:p>89.5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31368" calcext:value-type="float">
            <text:p>89.4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77088" calcext:value-type="float">
            <text:p>89.4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52704" calcext:value-type="float">
            <text:p>89.4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06984" calcext:value-type="float">
            <text:p>89.4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06984" calcext:value-type="float">
            <text:p>89.4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976" calcext:value-type="float">
            <text:p>89.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976" calcext:value-type="float">
            <text:p>89.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976" calcext:value-type="float">
            <text:p>89.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06984" calcext:value-type="float">
            <text:p>89.4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52704" calcext:value-type="float">
            <text:p>89.4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98424" calcext:value-type="float">
            <text:p>89.4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44144" calcext:value-type="float">
            <text:p>89.5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31368" calcext:value-type="float">
            <text:p>89.4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77088" calcext:value-type="float">
            <text:p>89.4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85648" calcext:value-type="float">
            <text:p>89.3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52704" calcext:value-type="float">
            <text:p>89.4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18592" calcext:value-type="float">
            <text:p>89.3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31368" calcext:value-type="float">
            <text:p>89.4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85648" calcext:value-type="float">
            <text:p>89.3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94208" calcext:value-type="float">
            <text:p>89.2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39928" calcext:value-type="float">
            <text:p>89.3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39928" calcext:value-type="float">
            <text:p>89.3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72872" calcext:value-type="float">
            <text:p>89.2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94208" calcext:value-type="float">
            <text:p>89.2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18592" calcext:value-type="float">
            <text:p>89.3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05816" calcext:value-type="float">
            <text:p>89.2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39928" calcext:value-type="float">
            <text:p>89.3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94208" calcext:value-type="float">
            <text:p>89.2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27152" calcext:value-type="float">
            <text:p>89.2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72872" calcext:value-type="float">
            <text:p>89.2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27152" calcext:value-type="float">
            <text:p>89.2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27152" calcext:value-type="float">
            <text:p>89.2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48488" calcext:value-type="float">
            <text:p>89.2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35712" calcext:value-type="float">
            <text:p>89.1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81432" calcext:value-type="float">
            <text:p>89.1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27152" calcext:value-type="float">
            <text:p>89.2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27152" calcext:value-type="float">
            <text:p>89.2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35712" calcext:value-type="float">
            <text:p>89.1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48488" calcext:value-type="float">
            <text:p>89.2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35712" calcext:value-type="float">
            <text:p>89.1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35712" calcext:value-type="float">
            <text:p>89.1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48032" calcext:value-type="float">
            <text:p>88.6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26696" calcext:value-type="float">
            <text:p>88.6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48032" calcext:value-type="float">
            <text:p>88.6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48032" calcext:value-type="float">
            <text:p>88.6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0536" calcext:value-type="float">
            <text:p>88.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0536" calcext:value-type="float">
            <text:p>88.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26696" calcext:value-type="float">
            <text:p>88.6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0536" calcext:value-type="float">
            <text:p>88.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0536" calcext:value-type="float">
            <text:p>88.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0536" calcext:value-type="float">
            <text:p>88.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80976" calcext:value-type="float">
            <text:p>88.5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0536" calcext:value-type="float">
            <text:p>88.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26696" calcext:value-type="float">
            <text:p>88.6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0536" calcext:value-type="float">
            <text:p>88.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0536" calcext:value-type="float">
            <text:p>88.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5964" calcext:value-type="float">
            <text:p>88.5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0536" calcext:value-type="float">
            <text:p>88.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26696" calcext:value-type="float">
            <text:p>88.6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24232" calcext:value-type="float">
            <text:p>88.7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33376" calcext:value-type="float">
            <text:p>88.7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85192" calcext:value-type="float">
            <text:p>88.7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36424" calcext:value-type="float">
            <text:p>88.7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33376" calcext:value-type="float">
            <text:p>88.7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2728" calcext:value-type="float">
            <text:p>88.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36424" calcext:value-type="float">
            <text:p>88.7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30328" calcext:value-type="float">
            <text:p>88.7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45568" calcext:value-type="float">
            <text:p>88.7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33376" calcext:value-type="float">
            <text:p>88.7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24232" calcext:value-type="float">
            <text:p>88.7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9848" calcext:value-type="float">
            <text:p>88.6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1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92456" calcext:value-type="float">
            <text:p>88.9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15088" calcext:value-type="float">
            <text:p>88.7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30328" calcext:value-type="float">
            <text:p>88.7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1204" calcext:value-type="float">
            <text:p>88.7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18136" calcext:value-type="float">
            <text:p>88.7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2248" calcext:value-type="float">
            <text:p>88.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19432" calcext:value-type="float">
            <text:p>88.4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13336" calcext:value-type="float">
            <text:p>88.4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10288" calcext:value-type="float">
            <text:p>88.4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16384" calcext:value-type="float">
            <text:p>88.4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3772" calcext:value-type="float">
            <text:p>88.4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19432" calcext:value-type="float">
            <text:p>88.4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28576" calcext:value-type="float">
            <text:p>88.4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46864" calcext:value-type="float">
            <text:p>88.4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56008" calcext:value-type="float">
            <text:p>88.4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5108" calcext:value-type="float">
            <text:p>88.6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38888" calcext:value-type="float">
            <text:p>88.6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41936" calcext:value-type="float">
            <text:p>88.6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73456" calcext:value-type="float">
            <text:p>89.3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70408" calcext:value-type="float">
            <text:p>89.3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308" calcext:value-type="float">
            <text:p>89.4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15544" calcext:value-type="float">
            <text:p>89.3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9972" calcext:value-type="float">
            <text:p>89.1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05232" calcext:value-type="float">
            <text:p>89.1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92456" calcext:value-type="float">
            <text:p>88.9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5776" calcext:value-type="float">
            <text:p>88.8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0808" calcext:value-type="float">
            <text:p>88.7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05816" calcext:value-type="float">
            <text:p>89.2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08864" calcext:value-type="float">
            <text:p>89.2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24104" calcext:value-type="float">
            <text:p>89.2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42392" calcext:value-type="float">
            <text:p>89.2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51536" calcext:value-type="float">
            <text:p>89.2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66776" calcext:value-type="float">
            <text:p>89.2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54584" calcext:value-type="float">
            <text:p>89.2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57632" calcext:value-type="float">
            <text:p>89.2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6068" calcext:value-type="float">
            <text:p>89.2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48488" calcext:value-type="float">
            <text:p>89.2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42392" calcext:value-type="float">
            <text:p>89.2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7592" calcext:value-type="float">
            <text:p>89.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94208" calcext:value-type="float">
            <text:p>89.2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0304" calcext:value-type="float">
            <text:p>89.3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36424" calcext:value-type="float">
            <text:p>88.7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24232" calcext:value-type="float">
            <text:p>88.7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48616" calcext:value-type="float">
            <text:p>88.7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6256" calcext:value-type="float">
            <text:p>88.9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3208" calcext:value-type="float">
            <text:p>88.9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3688" calcext:value-type="float">
            <text:p>88.9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3688" calcext:value-type="float">
            <text:p>88.9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77216" calcext:value-type="float">
            <text:p>88.9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8636" calcext:value-type="float">
            <text:p>88.9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13792" calcext:value-type="float">
            <text:p>89.0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38176" calcext:value-type="float">
            <text:p>89.0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38176" calcext:value-type="float">
            <text:p>89.0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80264" calcext:value-type="float">
            <text:p>88.9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9304" calcext:value-type="float">
            <text:p>88.9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8824" calcext:value-type="float">
            <text:p>88.8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97384" calcext:value-type="float">
            <text:p>88.7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6444" calcext:value-type="float">
            <text:p>88.8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30912" calcext:value-type="float">
            <text:p>88.8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9952" calcext:value-type="float">
            <text:p>88.7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39472" calcext:value-type="float">
            <text:p>88.7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51664" calcext:value-type="float">
            <text:p>88.7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0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0808" calcext:value-type="float">
            <text:p>88.7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0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9576" calcext:value-type="float">
            <text:p>88.8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0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0808" calcext:value-type="float">
            <text:p>88.7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7602</text:p>
          </table:table-cell>
          <table:table-cell office:value-type="string" calcext:value-type="string">
            <text:p>Clearwater UWCD</text:p>
          </table:table-cell>
          <table:table-cell office:value-type="string" calcext:value-type="string">
            <text:p>200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72" calcext:value-type="float">
            <text:p>88.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20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244" meta:object-count="0"/>
    <meta:user-defined meta:name="AppVersion">3.0</meta:user-defined>
  </office:meta>
</office:document-meta>
</file>